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 style:writing-mode="lr-tb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5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5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 style:writing-mode="lr-tb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06" style:parent-style-name="Graphics">
      <style:graphic-properties draw:fill="none" draw:stroke="none"/>
    </style:style>
    <style:style style:family="text" style:name="a17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0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8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14" style:parent-style-name="Graphics">
      <style:graphic-properties draw:fill="none" draw:stroke="none"/>
    </style:style>
    <style:style style:family="text" style:name="a151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1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9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7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2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in" fo:padding-bottom="0in" fo:padding-left="0in" fo:padding-right="0in" draw:textarea-vertical-align="top" draw:textarea-horizontal-align="left" draw:fill="solid" draw:fill-color="#42a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in" fo:padding-bottom="0in" fo:padding-left="0in" fo:padding-right="0in" draw:textarea-vertical-align="top" draw:textarea-horizontal-align="left" draw:fill="solid" draw:fill-color="#2d93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25" style:parent-style-name="Graphics">
      <style:graphic-properties draw:fill="none" draw:stroke="none"/>
    </style:style>
    <style:style style:family="presentation" style:name="a152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1" style:parent-style-name="Graphics">
      <style:graphic-properties draw:fill="none" draw:stroke="non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top" draw:textarea-horizontal-align="left" draw:fill="solid" draw:fill-color="#42a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top" draw:textarea-horizontal-align="left" draw:fill="solid" draw:fill-color="#2d93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 style:parent-style-name="Graphics">
      <style:graphic-properties draw:fill="none" draw:stroke="none"/>
    </style:style>
    <style:style style:family="paragraph" style:name="a172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80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1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2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32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3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62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0" style:parent-style-name="Graphics">
      <style:graphic-properties draw:fill="none" draw:stroke="none"/>
    </style:style>
    <style:style style:family="text" style:name="a1741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draw:fill="none" draw:stroke="none"/>
    </style:style>
    <style:style style:family="presentation" style:name="a1767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409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90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2" style:parent-style-name="Graphics">
      <style:graphic-properties draw:fill="none" draw:stroke="none"/>
    </style:style>
    <style:style style:family="presentation" style:name="a157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2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4" style:parent-style-name="Graphics">
      <style:graphic-properties draw:fill="none" draw:stroke="none"/>
    </style:style>
    <style:style style:family="paragraph" style:name="a14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77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562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asian="方正姚体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asian="方正姚体" style:font-family-complex="Lucida San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100%" fo:text-align="right" style:tab-stop-distance="1in" fo:margin-left="3.51458in" fo:margin-right="0in" fo:text-indent="0in" fo:margin-top="0.0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8">
      <style:graphic-properties fo:wrap-option="wrap" fo:padding-top="0.01806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1458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3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5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7">
      <style:graphic-properties/>
    </style:style>
    <style:style style:family="paragraph" style:name="a139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8">
      <style:graphic-properties draw:fill="none" draw:stroke="solid" svg:stroke-width="0.01389in" svg:stroke-color="#000000" svg:stroke-opacity="100%" draw:stroke-linejoin="round" svg:stroke-linecap="butt"/>
    </style:style>
    <style:style style:family="graphic" style:name="a139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8" style:parent-style-name="Graphics">
      <style:graphic-properties draw:fill="none" draw:stroke="none"/>
    </style:style>
    <style:style style:family="text" style:name="a159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59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47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3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1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21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66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4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72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66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437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2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653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0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67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443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67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641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446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64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449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64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1383" draw:master-page-name="Master1-Layout1-title-标题幻灯片" presentation:presentation-page-layout-name="Master1-PPL1" draw:id="Slide-256">
        <draw:frame draw:id="id256" presentation:style-name="a1388" draw:name="文本框" svg:x="-1.58333in" svg:y="0.62153in" svg:width="11.72551in" svg:height="2.40347in" presentation:class="title" presentation:placeholder="false">
          <draw:text-box>
            <text:p text:style-name="a1387" text:class-names="" text:cond-style-name=""><text:span text:style-name="a1384" text:class-names="">Employee Data Analysis using Excel<text:s text:c="1"/></text:span><text:span text:style-name="a1385" text:class-names=""><text:line-break/></text:span><text:span text:style-name="a1386" text:class-names=""><text:line-break/></text:span></text:p>
          </draw:text-box>
          <svg:title/>
          <svg:desc/>
        </draw:frame>
        <draw:frame draw:id="id257" draw:style-name="a1391" draw:name="文本框" svg:x="9.39486in" svg:y="6.73504in" svg:width="0.74731in" svg:height="0.14305in">
          <draw:text-box>
            <text:p text:style-name="a1390" text:class-names="" text:cond-style-name=""><text:span text:style-name="a1389" text:class-names=""><text:page-number style:num-format="1" text:fixed="false"/></text:span></text:p>
          </draw:text-box>
          <svg:title/>
          <svg:desc/>
        </draw:frame>
        <draw:custom-shape svg:x="1.86457in" svg:y="2.7244in" svg:width="11.85937in" svg:height="2.12051in" draw:id="id258" draw:style-name="a1404" draw:name="矩形">
          <svg:title/>
          <svg:desc/>
          <text:p text:style-name="a1395" text:class-names="" text:cond-style-name=""><text:span text:style-name="a1392" text:class-names="">STUDENT NAME <text:s text:c="6"/>:<text:s text:c="1"/></text:span><text:span text:style-name="a1393" text:class-names="">THAMIZHARASAN</text:span><text:span text:style-name="a1394" text:class-names=""/></text:p>
          <text:p text:style-name="a1397" text:class-names="" text:cond-style-name=""><text:span text:style-name="a1396" text:class-names="">REGISTER NO<text:tab/> <text:s text:c="9"/>: 312205371</text:span></text:p>
          <text:p text:style-name="a1399" text:class-names="" text:cond-style-name=""><text:span text:style-name="a1398" text:class-names="">DEPARTMENT<text:tab/> <text:s text:c="9"/>:B.Com (General)</text:span></text:p>
          <text:p text:style-name="a1401" text:class-names="" text:cond-style-name=""><text:span text:style-name="a1400" text:class-names="">COLLEGE<text:tab/><text:tab/>: SRIDEVI ARTS AND SCIENCE COLLEGE<text:s text:c="1"/></text:span></text:p>
          <text:p text:style-name="a1403" text:class-names="" text:cond-style-name=""><text:span text:style-name="a1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10">
          <draw:frame draw:id="id259" draw:style-name="a1407" draw:name="文本框" svg:x="7.55208in" svg:y="7.12326in" svg:width="5.77778in" svg:height="0.37674in">
            <draw:text-box>
              <text:p text:style-name="a1406" text:class-names="" text:cond-style-name=""><text:span text:style-name="a1405" text:class-names=""><text:page-number style:num-format="1" text:fixed="false"/></text:span></text:p>
            </draw:text-box>
            <svg:title/>
            <svg:desc/>
          </draw:frame>
          <draw:page-thumbnail draw:page-number="1" svg:x="4.41667in" svg:y="0.9375in" svg:width="4.5in" svg:height="2.53125in" presentation:class="page" draw:id="id260" presentation:style-name="a1408" draw:name="对象">
            <svg:title/>
            <svg:desc/>
          </draw:page-thumbnail>
          <draw:frame draw:id="id261" presentation:style-name="a1409" draw:name="文本框" svg:x="1.33333in" svg:y="3.60937in" svg:width="10.66667in" svg:height="2.95312in" presentation:class="notes" presentation:placeholder="true">
            <draw:text-box/>
            <svg:title/>
            <svg:desc/>
          </draw:frame>
        </presentation:notes>
      </draw:page>
      <draw:page draw:name="Slide2" draw:style-name="a1411" draw:master-page-name="Master1-Layout12-cust-自定义版式" presentation:presentation-page-layout-name="Master1-PPL12" draw:id="Slide-257">
        <draw:frame draw:id="id262" presentation:style-name="a1414" draw:name="文本框" svg:x="0.74074in" svg:y="0.66667in" svg:width="9.40143in" svg:height="1.44444in" presentation:class="title" presentation:placeholder="false">
          <draw:text-box>
            <text:p text:style-name="a1413" text:class-names="" text:cond-style-name=""><text:span text:style-name="a1412" text:class-names="">PROJECT TITLE</text:span></text:p>
          </draw:text-box>
          <svg:title/>
          <svg:desc/>
        </draw:frame>
        <draw:frame draw:id="id263" presentation:style-name="a1418" draw:name="文本框" svg:x="0.74074in" svg:y="2.36285in" svg:width="9.40143in" svg:height="4.24406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5" text:class-names="">EMPLOYEE PERFORMANCE ANALYSIS USING EXCEL</text:span></text:p>
              </text:list-item>
            </text:list>
          </draw:text-box>
          <svg:title/>
          <svg:desc/>
        </draw:frame>
        <presentation:notes draw:style-name="a1424">
          <draw:page-thumbnail draw:page-number="2" svg:x="4.41667in" svg:y="0.9375in" svg:width="4.5in" svg:height="2.53125in" presentation:class="page" draw:id="id264" presentation:style-name="a1419" draw:name="文本框">
            <svg:title/>
            <svg:desc/>
          </draw:page-thumbnail>
          <draw:frame draw:id="id265" presentation:style-name="a1420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66" draw:style-name="a1423" draw:name="文本框" svg:x="7.55208in" svg:y="7.12326in" svg:width="5.77778in" svg:height="0.37674in">
            <draw:text-box>
              <text:p text:style-name="a1422" text:class-names="" text:cond-style-name=""><text:span text:style-name="a14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425" draw:master-page-name="Master1-Layout12-cust-自定义版式" presentation:presentation-page-layout-name="Master1-PPL12" draw:id="Slide-258">
        <draw:frame draw:id="id267" presentation:style-name="a1428" draw:name="文本框" svg:x="0.74074in" svg:y="0.66667in" svg:width="9.40143in" svg:height="1.44444in" presentation:class="title" presentation:placeholder="false">
          <draw:text-box>
            <text:p text:style-name="a1427" text:class-names="" text:cond-style-name=""><text:span text:style-name="a1426" text:class-names="">AGENDA</text:span></text:p>
          </draw:text-box>
          <svg:title/>
          <svg:desc/>
        </draw:frame>
        <draw:frame draw:id="id268" presentation:style-name="a1456" draw:name="文本框" svg:x="3in" svg:y="1.66667in" svg:width="4.09259in" svg:height="4.24406in" presentation:class="outline" presentation:placeholder="false">
          <draw:text-box>
            <text:list text:style-name="a1431">
              <text:list-item>
                <text:p text:style-name="a1430" text:class-names="" text:cond-style-name=""><text:span text:style-name="a1429" text:class-names="">Problem Statement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Project Overview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End Users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Our Solution and Proposition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Dataset Description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Modelling Approach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Results and Discussion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Conclusion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</draw:text-box>
          <svg:title/>
          <svg:desc/>
        </draw:frame>
        <presentation:notes draw:style-name="a1462">
          <draw:page-thumbnail draw:page-number="3" svg:x="4.41667in" svg:y="0.9375in" svg:width="4.5in" svg:height="2.53125in" presentation:class="page" draw:id="id269" presentation:style-name="a1457" draw:name="文本框">
            <svg:title/>
            <svg:desc/>
          </draw:page-thumbnail>
          <draw:frame draw:id="id270" presentation:style-name="a1458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71" draw:style-name="a1461" draw:name="文本框" svg:x="7.55208in" svg:y="7.12326in" svg:width="5.77778in" svg:height="0.37674in">
            <draw:text-box>
              <text:p text:style-name="a1460" text:class-names="" text:cond-style-name=""><text:span text:style-name="a14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463" draw:master-page-name="Master1-Layout13-cust-自定义版式" presentation:presentation-page-layout-name="Master1-PPL13" draw:id="Slide-259">
        <draw:g draw:name="组合" draw:id="id272">
          <svg:title/>
          <svg:desc/>
          <draw:custom-shape svg:x="10.22917in" svg:y="5.86458in" svg:width="0.5in" svg:height="0.5in" draw:id="id278" draw:style-name="a1494" draw:name="曲线">
            <svg:title/>
            <svg:desc/>
            <text:p text:style-name="a1493" text:class-names="" text:cond-style-name=""><text:span text:style-name="a1492" text:class-names=""/></text:p>
            <draw:enhanced-geometry xmlns:dr3d="urn:oasis:names:tc:opendocument:xmlns:dr3d:1.0" draw:type="non-primitive" svg:viewBox="0 0 21600 21600" draw:enhanced-path="M ?f1 ?f0 L ?f0 ?f0 ?f0 ?f1 ?f1 ?f1 ?f1 ?f0 Z N" draw:text-areas="?f8 ?f8 ?f9 ?f9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0 * ?f2"/>
              <draw:equation draw:name="f5" draw:formula="21600 * ?f2"/>
              <draw:equation draw:name="f6" draw:formula="?f4 / 21600"/>
              <draw:equation draw:name="f7" draw:formula="?f5 / 21600"/>
              <draw:equation draw:name="f8" draw:formula="?f6 / ?f3"/>
              <draw:equation draw:name="f9" draw:formula="?f7 / ?f3"/>
            </draw:enhanced-geometry>
          </draw:custom-shape>
          <draw:custom-shape svg:x="10.22917in" svg:y="6.44792in" svg:width="0.19792in" svg:height="0.19792in" draw:id="id279" draw:style-name="a1497" draw:name="曲线">
            <svg:title/>
            <svg:desc/>
            <text:p text:style-name="a1496" text:class-names="" text:cond-style-name=""><text:span text:style-name="a1495" text:class-names=""/></text:p>
            <draw:enhanced-geometry xmlns:dr3d="urn:oasis:names:tc:opendocument:xmlns:dr3d:1.0" draw:type="non-primitive" svg:viewBox="0 0 21600 21600" draw:enhanced-path="M ?f1 ?f0 L ?f0 ?f0 ?f0 ?f1 ?f1 ?f1 ?f1 ?f0 Z N" draw:text-areas="?f8 ?f8 ?f9 ?f9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0 * ?f2"/>
              <draw:equation draw:name="f5" draw:formula="21600 * ?f2"/>
              <draw:equation draw:name="f6" draw:formula="?f4 / 21600"/>
              <draw:equation draw:name="f7" draw:formula="?f5 / 21600"/>
              <draw:equation draw:name="f8" draw:formula="?f6 / ?f3"/>
              <draw:equation draw:name="f9" draw:formula="?f7 / ?f3"/>
            </draw:enhanced-geometry>
          </draw:custom-shape>
          <draw:frame draw:id="id280" draw:style-name="a1498" draw:name="图片" svg:x="8.73958in" svg:y="3.20833in" svg:width="3.02083in" svg:height="3.5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273" presentation:style-name="a1479" draw:name="文本框" svg:x="0.74074in" svg:y="0.66667in" svg:width="9.40143in" svg:height="0.72639in" presentation:class="title" presentation:placeholder="false">
          <draw:text-box>
            <text:p text:style-name="a1478" text:class-names="" text:cond-style-name=""><text:span text:style-name="a1464" text:class-names="">P</text:span><text:span text:style-name="a1465" text:class-names="">ROB</text:span><text:span text:style-name="a1466" text:class-names="">L</text:span><text:span text:style-name="a1467" text:class-names="">E</text:span><text:span text:style-name="a1468" text:class-names="">M</text:span><text:span text:style-name="a1469" text:class-names=""><text:s text:c="1"/></text:span><text:span text:style-name="a1470" text:class-names="">S</text:span><text:span text:style-name="a1471" text:class-names="">T</text:span><text:span text:style-name="a1472" text:class-names="">A</text:span><text:span text:style-name="a1473" text:class-names="">T</text:span><text:span text:style-name="a1474" text:class-names="">E</text:span><text:span text:style-name="a1475" text:class-names="">ME</text:span><text:span text:style-name="a1476" text:class-names="">NT</text:span><text:span text:style-name="a1477" text:class-names=""/></text:p>
          </draw:text-box>
          <svg:title/>
          <svg:desc/>
        </draw:frame>
        <draw:frame draw:id="id274" presentation:style-name="a1483" draw:name="文本框" svg:x="0.74074in" svg:y="2.36285in" svg:width="4.57572in" svg:height="4.24406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80" text:class-names="">Employee performance is defined as how well a person executes their job duties and responsibilities. The companies assess their employees performance on an annual or quarterly basis to define certain areas.</text:span></text:p>
              </text:list-item>
            </text:list>
          </draw:text-box>
          <svg:title/>
          <svg:desc/>
        </draw:frame>
        <draw:frame draw:id="id275" presentation:style-name="a1487" draw:name="文本框" svg:x="5.56646in" svg:y="2.36285in" svg:width="3.08613in" svg:height="4.24406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84" text:class-names="">The Dataset overview of an employee, contains the information about employees in a company.</text:span></text:p>
              </text:list-item>
            </text:list>
          </draw:text-box>
          <svg:title/>
          <svg:desc/>
        </draw:frame>
        <draw:frame draw:id="id276" draw:style-name="a1490" draw:name="文本框" svg:x="9.39486in" svg:y="6.73504in" svg:width="0.74731in" svg:height="0.14305in">
          <draw:text-box>
            <text:p text:style-name="a1489" text:class-names="" text:cond-style-name=""><text:span text:style-name="a1488" text:class-names=""><text:page-number style:num-format="1" text:fixed="false"/></text:span></text:p>
          </draw:text-box>
          <svg:title/>
          <svg:desc/>
        </draw:frame>
        <draw:frame draw:id="id277" draw:style-name="a1491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504">
          <draw:page-thumbnail draw:page-number="4" svg:x="4.41667in" svg:y="0.9375in" svg:width="4.5in" svg:height="2.53125in" presentation:class="page" draw:id="id281" presentation:style-name="a1499" draw:name="文本框">
            <svg:title/>
            <svg:desc/>
          </draw:page-thumbnail>
          <draw:frame draw:id="id282" presentation:style-name="a1500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83" draw:style-name="a1503" draw:name="文本框" svg:x="7.55208in" svg:y="7.12326in" svg:width="5.77778in" svg:height="0.37674in">
            <draw:text-box>
              <text:p text:style-name="a1502" text:class-names="" text:cond-style-name=""><text:span text:style-name="a15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505" draw:master-page-name="Master1-Layout14-cust-自定义版式" presentation:presentation-page-layout-name="Master1-PPL14" draw:id="Slide-260">
        <draw:g draw:name="组合" draw:id="id284">
          <svg:title/>
          <svg:desc/>
          <draw:custom-shape svg:x="10.22917in" svg:y="5.86458in" svg:width="0.5in" svg:height="0.5in" draw:id="id289" draw:style-name="a1521" draw:name="曲线">
            <svg:title/>
            <svg:desc/>
            <text:p text:style-name="a1520" text:class-names="" text:cond-style-name=""><text:span text:style-name="a1519" text:class-names=""/></text:p>
            <draw:enhanced-geometry xmlns:dr3d="urn:oasis:names:tc:opendocument:xmlns:dr3d:1.0" draw:type="non-primitive" svg:viewBox="0 0 21600 21600" draw:enhanced-path="M ?f1 ?f0 L ?f0 ?f0 ?f0 ?f1 ?f1 ?f1 ?f1 ?f0 Z N" draw:text-areas="?f8 ?f8 ?f9 ?f9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0 * ?f2"/>
              <draw:equation draw:name="f5" draw:formula="21600 * ?f2"/>
              <draw:equation draw:name="f6" draw:formula="?f4 / 21600"/>
              <draw:equation draw:name="f7" draw:formula="?f5 / 21600"/>
              <draw:equation draw:name="f8" draw:formula="?f6 / ?f3"/>
              <draw:equation draw:name="f9" draw:formula="?f7 / ?f3"/>
            </draw:enhanced-geometry>
          </draw:custom-shape>
          <draw:custom-shape svg:x="10.22917in" svg:y="6.44792in" svg:width="0.19792in" svg:height="0.19792in" draw:id="id290" draw:style-name="a1524" draw:name="曲线">
            <svg:title/>
            <svg:desc/>
            <text:p text:style-name="a1523" text:class-names="" text:cond-style-name=""><text:span text:style-name="a1522" text:class-names=""/></text:p>
            <draw:enhanced-geometry xmlns:dr3d="urn:oasis:names:tc:opendocument:xmlns:dr3d:1.0" draw:type="non-primitive" svg:viewBox="0 0 21600 21600" draw:enhanced-path="M ?f1 ?f0 L ?f0 ?f0 ?f0 ?f1 ?f1 ?f1 ?f1 ?f0 Z N" draw:text-areas="?f8 ?f8 ?f9 ?f9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0 * ?f2"/>
              <draw:equation draw:name="f5" draw:formula="21600 * ?f2"/>
              <draw:equation draw:name="f6" draw:formula="?f4 / 21600"/>
              <draw:equation draw:name="f7" draw:formula="?f5 / 21600"/>
              <draw:equation draw:name="f8" draw:formula="?f6 / ?f3"/>
              <draw:equation draw:name="f9" draw:formula="?f7 / ?f3"/>
            </draw:enhanced-geometry>
          </draw:custom-shape>
          <draw:frame draw:id="id291" draw:style-name="a1525" draw:name="图片" svg:x="9.46875in" svg:y="2.89583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285" presentation:style-name="a1510" draw:name="文本框" svg:x="0.91667in" svg:y="0.91667in" svg:width="5.75625in" svg:height="0.72639in" presentation:class="title" presentation:placeholder="false">
          <draw:text-box>
            <text:p text:style-name="a1509" text:class-names="" text:cond-style-name=""><text:span text:style-name="a1506" text:class-names="">PROJECT<text:s text:c="1"/></text:span><text:span text:style-name="a1507" text:class-names="">OVERVIEW</text:span><text:span text:style-name="a1508" text:class-names=""/></text:p>
          </draw:text-box>
          <svg:title/>
          <svg:desc/>
        </draw:frame>
        <draw:frame draw:id="id286" draw:style-name="a1513" draw:name="文本框" svg:x="9.39486in" svg:y="6.73504in" svg:width="0.74731in" svg:height="0.14305in">
          <draw:text-box>
            <text:p text:style-name="a1512" text:class-names="" text:cond-style-name=""><text:span text:style-name="a1511" text:class-names=""><text:page-number style:num-format="1" text:fixed="false"/></text:span></text:p>
          </draw:text-box>
          <svg:title/>
          <svg:desc/>
        </draw:frame>
        <draw:frame draw:id="id287" draw:style-name="a1514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draw:custom-shape svg:x="1.08333in" svg:y="2.33333in" svg:width="6.83333in" svg:height="2.475in" draw:id="id288" draw:style-name="a1518" draw:name="矩形">
          <svg:title/>
          <svg:desc/>
          <text:p text:style-name="a1517" text:class-names="" text:cond-style-name=""><text:span text:style-name="a1515" text:class-names="">The project involves analyzing employee data using Excel which helps in gaining the knowledge regarding organizational data, performance statistical analysis by creating visualizations to understand the employee performances.</text:span><text:span text:style-name="a1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31">
          <draw:page-thumbnail draw:page-number="5" svg:x="4.41667in" svg:y="0.9375in" svg:width="4.5in" svg:height="2.53125in" presentation:class="page" draw:id="id292" presentation:style-name="a1526" draw:name="文本框">
            <svg:title/>
            <svg:desc/>
          </draw:page-thumbnail>
          <draw:frame draw:id="id293" presentation:style-name="a152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94" draw:style-name="a1530" draw:name="文本框" svg:x="7.55208in" svg:y="7.12326in" svg:width="5.77778in" svg:height="0.37674in">
            <draw:text-box>
              <text:p text:style-name="a1529" text:class-names="" text:cond-style-name=""><text:span text:style-name="a15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532" draw:master-page-name="Master1-Layout12-cust-自定义版式" presentation:presentation-page-layout-name="Master1-PPL12" draw:id="Slide-261">
        <draw:frame draw:id="id295" presentation:style-name="a1555" draw:name="文本框" svg:x="0.74074in" svg:y="0.66667in" svg:width="9.40143in" svg:height="0.54931in" presentation:class="title" presentation:placeholder="false">
          <draw:text-box>
            <text:p text:style-name="a1554" text:class-names="" text:cond-style-name=""><text:span text:style-name="a1533" text:class-names="">W</text:span><text:span text:style-name="a1534" text:class-names="">H</text:span><text:span text:style-name="a1535" text:class-names="">O</text:span><text:span text:style-name="a1536" text:class-names=""><text:s text:c="1"/></text:span><text:span text:style-name="a1537" text:class-names="">AR</text:span><text:span text:style-name="a1538" text:class-names="">E</text:span><text:span text:style-name="a1539" text:class-names=""><text:s text:c="1"/></text:span><text:span text:style-name="a1540" text:class-names="">T</text:span><text:span text:style-name="a1541" text:class-names="">H</text:span><text:span text:style-name="a1542" text:class-names="">E</text:span><text:span text:style-name="a1543" text:class-names=""><text:s text:c="1"/></text:span><text:span text:style-name="a1544" text:class-names="">E</text:span><text:span text:style-name="a1545" text:class-names="">N</text:span><text:span text:style-name="a1546" text:class-names="">D</text:span><text:span text:style-name="a1547" text:class-names=""><text:s text:c="1"/></text:span><text:span text:style-name="a1548" text:class-names="">U</text:span><text:span text:style-name="a1549" text:class-names="">S</text:span><text:span text:style-name="a1550" text:class-names="">E</text:span><text:span text:style-name="a1551" text:class-names="">R</text:span><text:span text:style-name="a1552" text:class-names="">S?</text:span><text:span text:style-name="a1553" text:class-names=""/></text:p>
          </draw:text-box>
          <svg:title/>
          <svg:desc/>
        </draw:frame>
        <draw:frame draw:id="id296" presentation:style-name="a1571" draw:name="文本框" svg:x="0.74074in" svg:y="2.36285in" svg:width="9.40143in" svg:height="4.24406in" presentation:class="outline" presentation:placeholder="false">
          <draw:text-box>
            <text:list text:style-name="a1558">
              <text:list-item>
                <text:p text:style-name="a1557" text:class-names="" text:cond-style-name=""><text:span text:style-name="a1556" text:class-names=""><text:s text:c="1"/>The end users in employee performance analysis include: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><text:tab/>1. Human Resource management professionals.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<text:tab/>2. Data Analysts.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<text:tab/>3. Team Leaders.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tab/></text:span></text:p>
              </text:list-item>
            </text:list>
          </draw:text-box>
          <svg:title/>
          <svg:desc/>
        </draw:frame>
        <draw:frame draw:id="id297" draw:style-name="a1572" draw:name="图片" svg:x="0.79167in" svg:y="6.75in" svg:width="2.38542in" svg:height="0.53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578">
          <draw:page-thumbnail draw:page-number="6" svg:x="4.41667in" svg:y="0.9375in" svg:width="4.5in" svg:height="2.53125in" presentation:class="page" draw:id="id298" presentation:style-name="a1573" draw:name="文本框">
            <svg:title/>
            <svg:desc/>
          </draw:page-thumbnail>
          <draw:frame draw:id="id299" presentation:style-name="a157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00" draw:style-name="a1577" draw:name="文本框" svg:x="7.55208in" svg:y="7.12326in" svg:width="5.77778in" svg:height="0.37674in">
            <draw:text-box>
              <text:p text:style-name="a1576" text:class-names="" text:cond-style-name=""><text:span text:style-name="a15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579" draw:master-page-name="Master1-Layout15-cust-自定义版式" presentation:presentation-page-layout-name="Master1-PPL15" draw:id="Slide-262">
        <draw:frame draw:id="id301" presentation:style-name="a1617" draw:name="文本框" svg:x="0.74074in" svg:y="0.48251in" svg:width="4.21536in" svg:height="1.8323in" presentation:class="title" presentation:placeholder="false">
          <draw:text-box>
            <text:p text:style-name="a1616" text:class-names="" text:cond-style-name=""><text:span text:style-name="a1580" text:class-names="">O</text:span><text:span text:style-name="a1581" text:class-names="">U</text:span><text:span text:style-name="a1582" text:class-names="">R</text:span><text:span text:style-name="a1583" text:class-names=""><text:s text:c="1"/></text:span><text:span text:style-name="a1584" text:class-names="">S</text:span><text:span text:style-name="a1585" text:class-names="">O</text:span><text:span text:style-name="a1586" text:class-names="">LU</text:span><text:span text:style-name="a1587" text:class-names="">T</text:span><text:span text:style-name="a1588" text:class-names="">I</text:span><text:span text:style-name="a1589" text:class-names="">O</text:span><text:span text:style-name="a1590" text:class-names="">N</text:span><text:span text:style-name="a1591" text:class-names=""><text:s text:c="1"/></text:span><text:span text:style-name="a1592" text:class-names="">A</text:span><text:span text:style-name="a1593" text:class-names="">N</text:span><text:span text:style-name="a1594" text:class-names="">D</text:span><text:span text:style-name="a1595" text:class-names=""><text:s text:c="1"/></text:span><text:span text:style-name="a1596" text:class-names="">I</text:span><text:span text:style-name="a1597" text:class-names="">T</text:span><text:span text:style-name="a1598" text:class-names="">S</text:span><text:span text:style-name="a1599" text:class-names=""><text:s text:c="1"/></text:span><text:span text:style-name="a1600" text:class-names="">V</text:span><text:span text:style-name="a1601" text:class-names="">A</text:span><text:span text:style-name="a1602" text:class-names="">LU</text:span><text:span text:style-name="a1603" text:class-names="">E</text:span><text:span text:style-name="a1604" text:class-names=""><text:s text:c="1"/></text:span><text:span text:style-name="a1605" text:class-names="">P</text:span><text:span text:style-name="a1606" text:class-names="">R</text:span><text:span text:style-name="a1607" text:class-names="">O</text:span><text:span text:style-name="a1608" text:class-names="">P</text:span><text:span text:style-name="a1609" text:class-names="">O</text:span><text:span text:style-name="a1610" text:class-names="">S</text:span><text:span text:style-name="a1611" text:class-names="">I</text:span><text:span text:style-name="a1612" text:class-names="">T</text:span><text:span text:style-name="a1613" text:class-names="">I</text:span><text:span text:style-name="a1614" text:class-names="">O</text:span><text:span text:style-name="a1615" text:class-names="">N</text:span></text:p>
          </draw:text-box>
          <svg:title/>
          <svg:desc/>
        </draw:frame>
        <draw:frame draw:id="id302" presentation:style-name="a1627" draw:name="文本框" svg:x="0.58333in" svg:y="2.58333in" svg:width="4.21536in" svg:height="4.66667in" presentation:class="outline" presentation:placeholder="false">
          <draw:text-box>
            <text:list text:style-name="a1620">
              <text:list-item>
                <text:p text:style-name="a1619" text:class-names="" text:cond-style-name=""><text:span text:style-name="a1618" text:class-names="">*Filtering- purpose to fill the missing values.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>*Conditional formatting- blank values.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*Using- Pivot table and chart.</text:span></text:p>
              </text:list-item>
            </text:list>
          </draw:text-box>
          <svg:title/>
          <svg:desc/>
        </draw:frame>
        <draw:frame draw:id="id303" draw:style-name="a1628" draw:name="图片" svg:x="5.2066in" svg:y="0.61222in" svg:width="4.37674in" svg:height="4.8044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634">
          <draw:page-thumbnail draw:page-number="7" svg:x="4.41667in" svg:y="0.9375in" svg:width="4.5in" svg:height="2.53125in" presentation:class="page" draw:id="id304" presentation:style-name="a1629" draw:name="文本框">
            <svg:title/>
            <svg:desc/>
          </draw:page-thumbnail>
          <draw:frame draw:id="id305" presentation:style-name="a1630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06" draw:style-name="a1633" draw:name="文本框" svg:x="7.55208in" svg:y="7.12326in" svg:width="5.77778in" svg:height="0.37674in">
            <draw:text-box>
              <text:p text:style-name="a1632" text:class-names="" text:cond-style-name=""><text:span text:style-name="a16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635" draw:master-page-name="Master1-Layout12-cust-自定义版式" presentation:presentation-page-layout-name="Master1-PPL12" draw:id="Slide-263">
        <draw:frame draw:id="id307" presentation:style-name="a1638" draw:name="文本框" svg:x="0.74074in" svg:y="0.66667in" svg:width="9.40143in" svg:height="1.44444in" presentation:class="title" presentation:placeholder="false">
          <draw:text-box>
            <text:p text:style-name="a1637" text:class-names="" text:cond-style-name=""><text:span text:style-name="a1636" text:class-names="">Dataset Description</text:span></text:p>
          </draw:text-box>
          <svg:title/>
          <svg:desc/>
        </draw:frame>
        <draw:frame draw:id="id308" presentation:style-name="a1681" draw:name="文本框" svg:x="0.74074in" svg:y="1.66667in" svg:width="9.40143in" svg:height="4.94025in" presentation:class="outline" presentation:placeholder="false">
          <draw:text-box>
            <text:list text:style-name="a1641">
              <text:list-item>
                <text:p text:style-name="a1640" text:class-names="" text:cond-style-name=""><text:span text:style-name="a1639" text:class-names="">Employee data set- Kaggle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There are 26 features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The important ten features are,</text:span></text:p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><text:span text:style-name="a1648" text:class-names="">Employment ID</text:span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>First name</text:span></text:p>
                  </text:list-item>
                </text:list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Last name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Gender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60" text:class-names="">Employee status</text:span></text:p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3" text:class-names="">Employee type</text:span></text:p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6" text:class-names="">Employee classification</text:span></text:p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9" text:class-names="">Performance score</text:span></text:p>
                  </text:list-item>
                </text:list>
              </text:list-item>
            </text:list>
            <text:list text:style-name="a1674">
              <text:list-item>
                <text:list text:style-name="a1674">
                  <text:list-item>
                    <text:p text:style-name="a1673" text:class-names="" text:cond-style-name=""><text:span text:style-name="a1672" text:class-names="">Current employee ratings</text:span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5" text:class-names="">Business units</text:span></text:p>
                  </text:list-item>
                </text:list>
              </text:list-item>
            </text:list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87">
          <draw:page-thumbnail draw:page-number="8" svg:x="4.41667in" svg:y="0.9375in" svg:width="4.5in" svg:height="2.53125in" presentation:class="page" draw:id="id309" presentation:style-name="a1682" draw:name="文本框">
            <svg:title/>
            <svg:desc/>
          </draw:page-thumbnail>
          <draw:frame draw:id="id310" presentation:style-name="a1683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11" draw:style-name="a1686" draw:name="文本框" svg:x="7.55208in" svg:y="7.12326in" svg:width="5.77778in" svg:height="0.37674in">
            <draw:text-box>
              <text:p text:style-name="a1685" text:class-names="" text:cond-style-name=""><text:span text:style-name="a16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688" draw:master-page-name="Master1-Layout12-cust-自定义版式" presentation:presentation-page-layout-name="Master1-PPL12" draw:id="Slide-264">
        <draw:custom-shape svg:x="0.82292in" svg:y="7.09322in" svg:width="1.93958in" svg:height="0.18194in" draw:id="id312" draw:style-name="a1705" draw:name="矩形">
          <svg:title/>
          <svg:desc/>
          <text:p text:style-name="a1704" text:class-names="" text:cond-style-name=""><text:span text:style-name="a1689" text:class-names="">3/21/202</text:span><text:span text:style-name="a1690" text:class-names="">4</text:span><text:span text:style-name="a1691" text:class-names=""><text:s text:c="1"/></text:span><text:span text:style-name="a1692" text:class-names=""><text:s text:c="1"/></text:span><text:span text:style-name="a1693" text:class-names="">A</text:span><text:span text:style-name="a1694" text:class-names="">nnu</text:span><text:span text:style-name="a1695" text:class-names="">al</text:span><text:span text:style-name="a1696" text:class-names=""><text:s text:c="1"/></text:span><text:span text:style-name="a1697" text:class-names="">R</text:span><text:span text:style-name="a1698" text:class-names="">e</text:span><text:span text:style-name="a1699" text:class-names="">v</text:span><text:span text:style-name="a1700" text:class-names="">i</text:span><text:span text:style-name="a1701" text:class-names="">e</text:span><text:span text:style-name="a1702" text:class-names="">w</text:span><text:span text:style-name="a1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3" draw:style-name="a1706" draw:name="图片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314" presentation:style-name="a1718" draw:name="文本框" svg:x="0.74074in" svg:y="0.66667in" svg:width="9.40143in" svg:height="0.73348in" presentation:class="title" presentation:placeholder="false">
          <draw:text-box>
            <text:p text:style-name="a1717" text:class-names="" text:cond-style-name=""><text:span text:style-name="a1707" text:class-names="">THE</text:span><text:span text:style-name="a1708" text:class-names=""><text:s text:c="1"/>"</text:span><text:span text:style-name="a1709" text:class-names="">WOW"</text:span><text:span text:style-name="a1710" text:class-names=""><text:s text:c="1"/></text:span><text:span text:style-name="a1711" text:class-names="">IN</text:span><text:span text:style-name="a1712" text:class-names=""><text:s text:c="1"/></text:span><text:span text:style-name="a1713" text:class-names="">OUR</text:span><text:span text:style-name="a1714" text:class-names=""><text:s text:c="1"/></text:span><text:span text:style-name="a1715" text:class-names="">SOLUTION</text:span><text:span text:style-name="a1716" text:class-names=""/></text:p>
          </draw:text-box>
          <svg:title/>
          <svg:desc/>
        </draw:frame>
        <draw:frame draw:id="id315" presentation:style-name="a1728" draw:name="文本框" svg:x="2.77083in" svg:y="2.36285in" svg:width="7.37134in" svg:height="4.24406in" presentation:class="outline" presentation:placeholder="false">
          <draw:text-box>
            <text:list text:style-name="a1721">
              <text:list-item>
                <text:p text:style-name="a1720" text:class-names="" text:cond-style-name=""><text:span text:style-name="a1719" text:class-names="">Performance Level– These include the categories such as Levels in very high, high, medium, low, etc...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/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</draw:text-box>
          <svg:title/>
          <svg:desc/>
        </draw:frame>
        <draw:custom-shape svg:x="12.33292in" svg:y="7.07933in" svg:width="0.25in" svg:height="0.20972in" draw:id="id316" draw:style-name="a1732" draw:name="矩形">
          <svg:title/>
          <svg:desc/>
          <text:p text:style-name="a1731" text:class-names="" text:cond-style-name=""><text:span text:style-name="a1729" text:class-names=""><text:page-number style:num-format="1" text:fixed="false"/></text:span><text:span text:style-name="a1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38">
          <draw:page-thumbnail draw:page-number="9" svg:x="4.41667in" svg:y="0.9375in" svg:width="4.5in" svg:height="2.53125in" presentation:class="page" draw:id="id317" presentation:style-name="a1733" draw:name="文本框">
            <svg:title/>
            <svg:desc/>
          </draw:page-thumbnail>
          <draw:frame draw:id="id318" presentation:style-name="a173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19" draw:style-name="a1737" draw:name="文本框" svg:x="7.55208in" svg:y="7.12326in" svg:width="5.77778in" svg:height="0.37674in">
            <draw:text-box>
              <text:p text:style-name="a1736" text:class-names="" text:cond-style-name=""><text:span text:style-name="a17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739" draw:master-page-name="Master1-Layout12-cust-自定义版式" presentation:presentation-page-layout-name="Master1-PPL12" draw:id="Slide-265">
        <draw:frame draw:id="id320" draw:style-name="a1740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custom-shape svg:x="12.33292in" svg:y="7.07933in" svg:width="0.25in" svg:height="0.20972in" draw:id="id321" draw:style-name="a1744" draw:name="矩形">
          <svg:title/>
          <svg:desc/>
          <text:p text:style-name="a1743" text:class-names="" text:cond-style-name=""><text:span text:style-name="a1741" text:class-names=""><text:page-number style:num-format="1" text:fixed="false"/></text:span><text:span text:style-name="a1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2" presentation:style-name="a1747" draw:name="文本框" svg:x="0.74074in" svg:y="0.66667in" svg:width="9.40143in" svg:height="1.44444in" presentation:class="title" presentation:placeholder="false">
          <draw:text-box>
            <text:p text:style-name="a1746" text:class-names="" text:cond-style-name=""><text:span text:style-name="a1745" text:class-names="">MODELLING</text:span></text:p>
          </draw:text-box>
          <svg:title/>
          <svg:desc/>
        </draw:frame>
        <draw:frame draw:id="id323" presentation:style-name="a1766" draw:name="文本框" svg:x="0.74074in" svg:y="2.36285in" svg:width="9.40143in" svg:height="4.24406in" presentation:class="outline" presentation:placeholder="false">
          <draw:text-box>
            <text:list text:style-name="a1750">
              <text:list-item>
                <text:p text:style-name="a1749" text:class-names="" text:cond-style-name=""><text:span text:style-name="a1748" text:class-names="">The modelling in this employee performance analysis project includes the following:</text:span></text:p>
              </text:list-item>
            </text:list>
            <text:list text:style-name="a1753">
              <text:list-item>
                <text:list text:style-name="a1753">
                  <text:list-item>
                    <text:p text:style-name="a1752" text:class-names="" text:cond-style-name=""><text:span text:style-name="a1751" text:class-names="">*Data collection</text:span></text:p>
                  </text:list-item>
                </text:list>
              </text:list-item>
            </text:list>
            <text:list text:style-name="a1756">
              <text:list-item>
                <text:list text:style-name="a1756">
                  <text:list-item>
                    <text:p text:style-name="a1755" text:class-names="" text:cond-style-name=""><text:span text:style-name="a1754" text:class-names="">*Data cleaning</text:span></text:p>
                  </text:list-item>
                </text:list>
              </text:list-item>
            </text:list>
            <text:list text:style-name="a1759">
              <text:list-item>
                <text:list text:style-name="a1759">
                  <text:list-item>
                    <text:p text:style-name="a1758" text:class-names="" text:cond-style-name=""><text:span text:style-name="a1757" text:class-names="">*Results</text:span></text:p>
                  </text:list-item>
                </text:list>
              </text:list-item>
            </text:list>
            <text:list text:style-name="a1762">
              <text:list-item>
                <text:list text:style-name="a1762">
                  <text:list-item>
                    <text:p text:style-name="a1761" text:class-names="" text:cond-style-name=""><text:span text:style-name="a1760" text:class-names="">*Pivot table</text:span></text:p>
                  </text:list-item>
                </text:list>
              </text:list-item>
            </text:list>
            <text:list text:style-name="a1765">
              <text:list-item>
                <text:list text:style-name="a1765">
                  <text:list-item>
                    <text:p text:style-name="a1764" text:class-names="" text:cond-style-name=""><text:span text:style-name="a1763" text:class-names="">*Char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72">
          <draw:page-thumbnail draw:page-number="10" svg:x="4.41667in" svg:y="0.9375in" svg:width="4.5in" svg:height="2.53125in" presentation:class="page" draw:id="id324" presentation:style-name="a1767" draw:name="文本框">
            <svg:title/>
            <svg:desc/>
          </draw:page-thumbnail>
          <draw:frame draw:id="id325" presentation:style-name="a1768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26" draw:style-name="a1771" draw:name="文本框" svg:x="7.55208in" svg:y="7.12326in" svg:width="5.77778in" svg:height="0.37674in">
            <draw:text-box>
              <text:p text:style-name="a1770" text:class-names="" text:cond-style-name=""><text:span text:style-name="a17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773" draw:master-page-name="Master1-Layout12-cust-自定义版式" presentation:presentation-page-layout-name="Master1-PPL12" draw:id="Slide-266">
        <draw:frame draw:id="id327" draw:style-name="a1774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frame draw:id="id328" presentation:style-name="a1782" draw:name="文本框" svg:x="0.83333in" svg:y="0.58333in" svg:width="9.40143in" svg:height="0.62059in" presentation:class="title" presentation:placeholder="false">
          <draw:text-box>
            <text:p text:style-name="a1781" text:class-names="" text:cond-style-name=""><text:span text:style-name="a1775" text:class-names="">R</text:span><text:span text:style-name="a1776" text:class-names="">E</text:span><text:span text:style-name="a1777" text:class-names="">S</text:span><text:span text:style-name="a1778" text:class-names="">U</text:span><text:span text:style-name="a1779" text:class-names="">L</text:span><text:span text:style-name="a1780" text:class-names="">TS</text:span></text:p>
          </draw:text-box>
          <svg:title/>
          <svg:desc/>
        </draw:frame>
        <draw:custom-shape svg:x="12.33292in" svg:y="7.07933in" svg:width="0.25in" svg:height="0.20972in" draw:id="id329" draw:style-name="a1786" draw:name="矩形">
          <svg:title/>
          <svg:desc/>
          <text:p text:style-name="a1785" text:class-names="" text:cond-style-name=""><text:span text:style-name="a1783" text:class-names=""><text:page-number style:num-format="1" text:fixed="false"/></text:span><text:span text:style-name="a1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0" draw:style-name="a1787" draw:name="图表" svg:x="0.74132in" svg:y="2.36285in" svg:width="9.40104in" svg:height="4.24479in" style:rel-width="scale" style:rel-height="scale">
          <draw:object xlink:href="Object 1/" xlink:type="simple" xlink:show="embed" xlink:actuate="onLoad"/>
          <svg:title/>
          <svg:desc/>
        </draw:frame>
        <presentation:notes draw:style-name="a1793">
          <draw:page-thumbnail draw:page-number="11" svg:x="4.41667in" svg:y="0.9375in" svg:width="4.5in" svg:height="2.53125in" presentation:class="page" draw:id="id331" presentation:style-name="a1788" draw:name="文本框">
            <svg:title/>
            <svg:desc/>
          </draw:page-thumbnail>
          <draw:frame draw:id="id332" presentation:style-name="a178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33" draw:style-name="a1792" draw:name="文本框" svg:x="7.55208in" svg:y="7.12326in" svg:width="5.77778in" svg:height="0.37674in">
            <draw:text-box>
              <text:p text:style-name="a1791" text:class-names="" text:cond-style-name=""><text:span text:style-name="a17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794" draw:master-page-name="Master1-Layout12-cust-自定义版式" presentation:presentation-page-layout-name="Master1-PPL12" draw:id="Slide-267">
        <draw:frame draw:id="id334" presentation:style-name="a1797" draw:name="文本框" svg:x="0.74074in" svg:y="0.66667in" svg:width="9.40143in" svg:height="1.44444in" presentation:class="title" presentation:placeholder="false">
          <draw:text-box>
            <text:p text:style-name="a1796" text:class-names="" text:cond-style-name=""><text:span text:style-name="a1795" text:class-names="">CONCLUSION</text:span></text:p>
          </draw:text-box>
          <svg:title/>
          <svg:desc/>
        </draw:frame>
        <draw:frame draw:id="id335" presentation:style-name="a1801" draw:name="文本框" svg:x="0.74074in" svg:y="2.36285in" svg:width="7.84259in" svg:height="4.80382in" presentation:class="outline" presentation:placeholder="false">
          <draw:text-box>
            <text:list text:style-name="a1800">
              <text:list-item>
                <text:p text:style-name="a1799" text:class-names="" text:cond-style-name=""><text:span text:style-name="a1798" text:class-names="">The conclusion is the employee data analysis reveals the key insights in workforce performance and areas needed for improvement. The effective data analysis provides a foundation for the improvised planning and operational developments, which leads to a motivated and productive workforce environment.</text:span></text:p>
              </text:list-item>
            </text:list>
          </draw:text-box>
          <svg:title/>
          <svg:desc/>
        </draw:frame>
        <presentation:notes draw:style-name="a1807">
          <draw:page-thumbnail draw:page-number="12" svg:x="4.41667in" svg:y="0.9375in" svg:width="4.5in" svg:height="2.53125in" presentation:class="page" draw:id="id336" presentation:style-name="a1802" draw:name="文本框">
            <svg:title/>
            <svg:desc/>
          </draw:page-thumbnail>
          <draw:frame draw:id="id337" presentation:style-name="a1803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38" draw:style-name="a1806" draw:name="文本框" svg:x="7.55208in" svg:y="7.12326in" svg:width="5.77778in" svg:height="0.37674in">
            <draw:text-box>
              <text:p text:style-name="a1805" text:class-names="" text:cond-style-name=""><text:span text:style-name="a180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标题和内容"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节标题">
      <presentation:placeholder presentation:object="outline" svg:x="0.78993in" svg:y="3.17882in" svg:width="8.5in" svg:height="1.6406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两栏内容"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比较"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仅标题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空白"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内容与标题"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图片与标题"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标题和竖排文本"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垂直排列标题与文本">
      <presentation:placeholder presentation:object="outline" svg:x="0.5in" svg:y="0.30035in" svg:width="6.58333in" svg:height="6.3993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4.57572in" svg:height="4.24406in"/>
      <presentation:placeholder presentation:object="outline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自定义版式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自定义版式">
      <presentation:placeholder presentation:object="title" svg:x="0.74074in" svg:y="1.63889in" svg:width="4.21536in" svg:height="1.39815in"/>
      <presentation:placeholder presentation:object="outline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3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5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74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25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30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4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30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4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4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331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8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13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5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13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34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6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94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14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6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35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03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95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11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number:date-style xmlns:number="urn:oasis:names:tc:opendocument:xmlns:datastyle:1.0" style:name="a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组合" draw:id="id0">
        <svg:title/>
        <svg:desc/>
        <draw:custom-shape svg:x="10.24826in" svg:y="0in" svg:width="1.33333in" svg:height="7.5in" draw:id="id6" draw:style-name="a32" draw:name="直线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7" draw:style-name="a35" draw:name="直线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8" draw:style-name="a38" draw:name="曲线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9" draw:style-name="a41" draw:name="曲线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0" draw:style-name="a44" draw:name="等腰三角形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7" draw:name="曲线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2" draw:style-name="a50" draw:name="曲线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3" draw:style-name="a53" draw:name="曲线">
          <svg:title/>
          <svg:desc/>
          <text:p text:style-name="a52" text:class-names="" text:cond-style-name=""><text:span text:style-name="a5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4" draw:style-name="a56" draw:name="等腰三角形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9" draw:name="等腰三角形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文本框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文本框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文本框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6/2024</text:date></text:span></text:p>
        </draw:text-box>
        <svg:title/>
        <svg:desc/>
      </draw:frame>
      <draw:frame draw:id="id4" presentation:style-name="a26" draw:name="文本框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文本框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89">
        <draw:frame draw:id="id16" presentation:style-name="a62" draw:name="文本框" svg:x="7.55208in" svg:y="7.12326in" svg:width="5.77778in" svg:height="0.376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  <draw:frame draw:id="id17" presentation:style-name="a65" draw:name="文本框" svg:x="0in" svg:y="0in" svg:width="5.77778in" svg:height="0.37674in" presentation:class="head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8" presentation:style-name="a69" draw:name="文本框" svg:x="7.55208in" svg:y="0in" svg:width="5.77778in" svg:height="0.37674in" presentation:class="date-time" presentation:placeholder="false">
          <draw:text-box>
            <text:p text:style-name="a68" text:class-names="" text:cond-style-name=""><text:span text:style-name="a66" text:class-names=""><text:date text:fixed="false" style:data-style-name="a67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70" draw:name="对象">
          <svg:title/>
          <svg:desc/>
        </draw:page-thumbnail>
        <draw:frame draw:id="id20" presentation:style-name="a85" draw:name="文本框" svg:x="1.33333in" svg:y="3.60937in" svg:width="10.66667in" svg:height="2.95312in" presentation:class="notes" presentation:placeholder="false">
          <draw:text-box>
            <text:p text:style-name="a72" text:class-names="" text:cond-style-name=""><text:span text:style-name="a71" text:class-names="">Click to edit Master text styles</text:span></text:p>
            <text:list text:style-name="a75">
              <text:list-item>
                <text:list text:style-name="a75">
                  <text:list-item>
                    <text:p text:style-name="a74" text:class-names="" text:cond-style-name=""><text:span text:style-name="a73" text:class-names="">Second level</text:span></text:p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p text:style-name="a77" text:class-names="" text:cond-style-name=""><text:span text:style-name="a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p text:style-name="a80" text:class-names="" text:cond-style-name=""><text:span text:style-name="a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list text:style-name="a84">
                              <text:list-item>
                                <text:p text:style-name="a83" text:class-names="" text:cond-style-name=""><text:span text:style-name="a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8" draw:name="文本框" svg:x="0in" svg:y="7.12326in" svg:width="5.77778in" svg:height="0.37674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90">
      <draw:g draw:name="组合" draw:id="id22">
        <svg:title/>
        <svg:desc/>
        <draw:custom-shape svg:x="10.24826in" svg:y="0in" svg:width="1.33333in" svg:height="7.5in" draw:id="id28" draw:style-name="a108" draw:name="直线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29" draw:style-name="a111" draw:name="直线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30" draw:style-name="a114" draw:name="曲线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31" draw:style-name="a117" draw:name="曲线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32" draw:style-name="a120" draw:name="等腰三角形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23" draw:name="曲线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34" draw:style-name="a126" draw:name="曲线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35" draw:style-name="a129" draw:name="曲线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36" draw:style-name="a132" draw:name="等腰三角形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5" draw:transform="translate(-0.46073in -3.09829in) rotate(-3.14159) translate(0.46073in 3.09829in)" draw:name="等腰三角形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3" draw:name="文本框" svg:x="1.64815in" svg:y="2.62963in" svg:width="8.49402in" svg:height="1.80042in" presentation:class="title" presentation:placeholder="false">
        <draw:text-box>
          <text:p text:style-name="a92" text:class-names="" text:cond-style-name=""><text:span text:style-name="a91" text:class-names="">Click to edit Master title style</text:span></text:p>
        </draw:text-box>
        <svg:title/>
        <svg:desc/>
      </draw:frame>
      <draw:frame draw:id="id24" presentation:style-name="a96" draw:name="文本框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4" text:class-names="">Click to edit Master subtitle style</text:span></text:p>
        </draw:text-box>
        <svg:title/>
        <svg:desc/>
      </draw:frame>
      <draw:frame draw:id="id25" presentation:style-name="a99" draw:name="文本框" svg:x="7.87963in" svg:y="6.60691in" svg:width="0.99731in" svg:height="0.39931in" presentation:class="date-time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6" presentation:style-name="a102" draw:name="文本框" svg:x="0.74074in" svg:y="6.60691in" svg:width="6.8871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7" presentation:style-name="a105" draw:name="文本框" svg:x="9.39486in" svg:y="6.60691in" svg:width="0.74731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frame draw:id="id16" presentation:style-name="a138" draw:name="文本框" svg:x="7.55208in" svg:y="7.12326in" svg:width="5.77778in" svg:height="0.37674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  <draw:frame draw:id="id17" presentation:style-name="a141" draw:name="文本框" svg:x="0in" svg:y="0in" svg:width="5.77778in" svg:height="0.376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8" presentation:style-name="a145" draw:name="文本框" svg:x="7.55208in" svg:y="0in" svg:width="5.77778in" svg:height="0.376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46" draw:name="对象">
          <svg:title/>
          <svg:desc/>
        </draw:page-thumbnail>
        <draw:frame draw:id="id20" presentation:style-name="a161" draw:name="文本框" svg:x="1.33333in" svg:y="3.60937in" svg:width="10.66667in" svg:height="2.95312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list text:style-name="a160">
                              <text:list-item>
                                <text:p text:style-name="a159" text:class-names="" text:cond-style-name=""><text:span text:style-name="a1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64" draw:name="文本框" svg:x="0in" svg:y="7.12326in" svg:width="5.77778in" svg:height="0.37674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66">
      <draw:g draw:name="组合" draw:id="id38">
        <svg:title/>
        <svg:desc/>
        <draw:custom-shape svg:x="10.24826in" svg:y="0in" svg:width="1.33333in" svg:height="7.5in" draw:id="id43" draw:layer="Master1-bg" draw:style-name="a195" draw:name="直线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44" draw:layer="Master1-bg" draw:style-name="a198" draw:name="直线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45" draw:layer="Master1-bg" draw:style-name="a201" draw:name="曲线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46" draw:layer="Master1-bg" draw:style-name="a204" draw:name="曲线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47" draw:layer="Master1-bg" draw:style-name="a207" draw:name="等腰三角形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8" draw:layer="Master1-bg" draw:style-name="a210" draw:name="曲线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49" draw:layer="Master1-bg" draw:style-name="a213" draw:name="曲线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50" draw:layer="Master1-bg" draw:style-name="a216" draw:name="曲线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51" draw:layer="Master1-bg" draw:style-name="a219" draw:name="等腰三角形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2" draw:layer="Master1-bg" draw:style-name="a222" draw:name="等腰三角形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82" draw:name="文本框" svg:x="0.74074in" svg:y="2.36285in" svg:width="9.40143in" svg:height="4.24406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单击此处编辑母版文本样式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第二级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第三级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6" draw:name="文本框" svg:x="7.87963in" svg:y="6.60691in" svg:width="0.99731in" svg:height="0.39931in" presentation:class="date-time" presentation:placeholder="false">
        <draw:text-box>
          <text:p text:style-name="a185" text:class-names="" text:cond-style-name=""><text:span text:style-name="a183" text:class-names=""><text:date text:fixed="false" style:data-style-name="a184">9/6/2024</text:date></text:span></text:p>
        </draw:text-box>
        <svg:title/>
        <svg:desc/>
      </draw:frame>
      <draw:frame draw:id="id41" presentation:style-name="a189" draw:name="文本框" svg:x="0.74074in" svg:y="6.60691in" svg:width="6.88715in" svg:height="0.39931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42" presentation:style-name="a192" draw:name="文本框" svg:x="9.39486in" svg:y="6.60691in" svg:width="0.74731in" svg:height="0.39931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  <presentation:notes style:page-layout-name="pageLayout2" draw:style-name="a252">
        <draw:frame draw:id="id16" presentation:style-name="a225" draw:name="文本框" svg:x="7.55208in" svg:y="7.12326in" svg:width="5.77778in" svg:height="0.37674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  <draw:frame draw:id="id17" presentation:style-name="a228" draw:name="文本框" svg:x="0in" svg:y="0in" svg:width="5.77778in" svg:height="0.37674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8" presentation:style-name="a232" draw:name="文本框" svg:x="7.55208in" svg:y="0in" svg:width="5.77778in" svg:height="0.37674in" presentation:class="date-time" presentation:placeholder="false">
          <draw:text-box>
            <text:p text:style-name="a231" text:class-names="" text:cond-style-name=""><text:span text:style-name="a229" text:class-names=""><text:date text:fixed="false" style:data-style-name="a230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233" draw:name="对象">
          <svg:title/>
          <svg:desc/>
        </draw:page-thumbnail>
        <draw:frame draw:id="id20" presentation:style-name="a248" draw:name="文本框" svg:x="1.33333in" svg:y="3.60937in" svg:width="10.66667in" svg:height="2.95312in" presentation:class="notes" presentation:placeholder="false">
          <draw:text-box>
            <text:p text:style-name="a235" text:class-names="" text:cond-style-name=""><text:span text:style-name="a234" text:class-names="">Click to edit Master text styles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 level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51" draw:name="文本框" svg:x="0in" svg:y="7.12326in" svg:width="5.77778in" svg:height="0.37674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253">
      <draw:g draw:name="组合" draw:id="id53">
        <svg:title/>
        <svg:desc/>
        <draw:custom-shape svg:x="10.24826in" svg:y="0in" svg:width="1.33333in" svg:height="7.5in" draw:id="id58" draw:layer="Master1-bg" draw:style-name="a270" draw:name="直线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59" draw:layer="Master1-bg" draw:style-name="a273" draw:name="直线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60" draw:layer="Master1-bg" draw:style-name="a276" draw:name="曲线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61" draw:layer="Master1-bg" draw:style-name="a279" draw:name="曲线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62" draw:layer="Master1-bg" draw:style-name="a282" draw:name="等腰三角形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3" draw:layer="Master1-bg" draw:style-name="a285" draw:name="曲线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64" draw:layer="Master1-bg" draw:style-name="a288" draw:name="曲线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65" draw:layer="Master1-bg" draw:style-name="a291" draw:name="曲线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66" draw:layer="Master1-bg" draw:style-name="a294" draw:name="等腰三角形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7" draw:layer="Master1-bg" draw:style-name="a297" draw:name="等腰三角形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4" presentation:style-name="a257" draw:name="文本框" svg:x="0.78993in" svg:y="3.17882in" svg:width="8.5in" svg:height="1.64062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单击此处编辑母版文本样式</text:span></text:p>
            </text:list-item>
          </text:list>
        </draw:text-box>
        <svg:title/>
        <svg:desc/>
      </draw:frame>
      <draw:frame draw:id="id55" presentation:style-name="a261" draw:name="文本框" svg:x="7.87963in" svg:y="6.60691in" svg:width="0.99731in" svg:height="0.39931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>9/6/2024</text:date></text:span></text:p>
        </draw:text-box>
        <svg:title/>
        <svg:desc/>
      </draw:frame>
      <draw:frame draw:id="id56" presentation:style-name="a264" draw:name="文本框" svg:x="0.74074in" svg:y="6.60691in" svg:width="6.88715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57" presentation:style-name="a267" draw:name="文本框" svg:x="9.39486in" svg:y="6.60691in" svg:width="0.74731in" svg:height="0.39931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frame draw:id="id16" presentation:style-name="a300" draw:name="文本框" svg:x="7.55208in" svg:y="7.12326in" svg:width="5.77778in" svg:height="0.37674in" presentation:class="page-number" presentation:placeholder="false">
          <draw:text-box>
            <text:p text:style-name="a299" text:class-names="" text:cond-style-name=""><text:span text:style-name="a298" text:class-names=""><text:page-number style:num-format="1" text:fixed="false"/></text:span></text:p>
          </draw:text-box>
          <svg:title/>
          <svg:desc/>
        </draw:frame>
        <draw:frame draw:id="id17" presentation:style-name="a303" draw:name="文本框" svg:x="0in" svg:y="0in" svg:width="5.77778in" svg:height="0.376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8" presentation:style-name="a307" draw:name="文本框" svg:x="7.55208in" svg:y="0in" svg:width="5.77778in" svg:height="0.37674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308" draw:name="对象">
          <svg:title/>
          <svg:desc/>
        </draw:page-thumbnail>
        <draw:frame draw:id="id20" presentation:style-name="a323" draw:name="文本框" svg:x="1.33333in" svg:y="3.60937in" svg:width="10.66667in" svg:height="2.95312in" presentation:class="notes" presentation:placeholder="false">
          <draw:text-box>
            <text:p text:style-name="a310" text:class-names="" text:cond-style-name=""><text:span text:style-name="a309" text:class-names="">Click to edit Master text styles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Second level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26" draw:name="文本框" svg:x="0in" svg:y="7.12326in" svg:width="5.77778in" svg:height="0.376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328">
      <draw:g draw:name="组合" draw:id="id68">
        <svg:title/>
        <svg:desc/>
        <draw:custom-shape svg:x="10.24826in" svg:y="0in" svg:width="1.33333in" svg:height="7.5in" draw:id="id74" draw:layer="Master1-bg" draw:style-name="a373" draw:name="直线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75" draw:layer="Master1-bg" draw:style-name="a376" draw:name="直线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76" draw:layer="Master1-bg" draw:style-name="a379" draw:name="曲线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77" draw:layer="Master1-bg" draw:style-name="a382" draw:name="曲线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78" draw:layer="Master1-bg" draw:style-name="a385" draw:name="等腰三角形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9" draw:layer="Master1-bg" draw:style-name="a388" draw:name="曲线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80" draw:layer="Master1-bg" draw:style-name="a391" draw:name="曲线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81" draw:layer="Master1-bg" draw:style-name="a394" draw:name="曲线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82" draw:layer="Master1-bg" draw:style-name="a397" draw:name="等腰三角形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3" draw:layer="Master1-bg" draw:style-name="a400" draw:name="等腰三角形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9" presentation:style-name="a344" draw:name="文本框" svg:x="0.5in" svg:y="1.75in" svg:width="4.41667in" svg:height="4.94965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单击此处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60" draw:name="文本框" svg:x="5.08333in" svg:y="1.75in" svg:width="4.41667in" svg:height="4.94965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单击此处编辑母版文本样式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第二级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第三级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64" draw:name="文本框" svg:x="7.87963in" svg:y="6.60691in" svg:width="0.99731in" svg:height="0.39931in" presentation:class="date-time" presentation:placeholder="false">
        <draw:text-box>
          <text:p text:style-name="a363" text:class-names="" text:cond-style-name=""><text:span text:style-name="a361" text:class-names=""><text:date text:fixed="false" style:data-style-name="a362">9/6/2024</text:date></text:span></text:p>
        </draw:text-box>
        <svg:title/>
        <svg:desc/>
      </draw:frame>
      <draw:frame draw:id="id72" presentation:style-name="a367" draw:name="文本框" svg:x="0.74074in" svg:y="6.60691in" svg:width="6.88715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3" presentation:style-name="a370" draw:name="文本框" svg:x="9.39486in" svg:y="6.60691in" svg:width="0.74731in" svg:height="0.3993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文本框" svg:x="7.55208in" svg:y="7.12326in" svg:width="5.77778in" svg:height="0.376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  <draw:frame draw:id="id17" presentation:style-name="a406" draw:name="文本框" svg:x="0in" svg:y="0in" svg:width="5.77778in" svg:height="0.376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8" presentation:style-name="a410" draw:name="文本框" svg:x="7.55208in" svg:y="0in" svg:width="5.77778in" svg:height="0.376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411" draw:name="对象">
          <svg:title/>
          <svg:desc/>
        </draw:page-thumbnail>
        <draw:frame draw:id="id20" presentation:style-name="a426" draw:name="文本框" svg:x="1.33333in" svg:y="3.60937in" svg:width="10.66667in" svg:height="2.95312in" presentation:class="notes" presentation:placeholder="false">
          <draw:text-box>
            <text:p text:style-name="a413" text:class-names="" text:cond-style-name=""><text:span text:style-name="a412" text:class-names="">Click to 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29" draw:name="文本框" svg:x="0in" svg:y="7.12326in" svg:width="5.77778in" svg:height="0.376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431">
      <draw:g draw:name="组合" draw:id="id84">
        <svg:title/>
        <svg:desc/>
        <draw:custom-shape svg:x="10.24826in" svg:y="0in" svg:width="1.33333in" svg:height="7.5in" draw:id="id92" draw:layer="Master1-bg" draw:style-name="a484" draw:name="直线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93" draw:layer="Master1-bg" draw:style-name="a487" draw:name="直线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94" draw:layer="Master1-bg" draw:style-name="a490" draw:name="曲线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95" draw:layer="Master1-bg" draw:style-name="a493" draw:name="曲线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96" draw:layer="Master1-bg" draw:style-name="a496" draw:name="等腰三角形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7" draw:layer="Master1-bg" draw:style-name="a499" draw:name="曲线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98" draw:layer="Master1-bg" draw:style-name="a502" draw:name="曲线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99" draw:layer="Master1-bg" draw:style-name="a505" draw:name="曲线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00" draw:layer="Master1-bg" draw:style-name="a508" draw:name="等腰三角形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1" draw:layer="Master1-bg" draw:style-name="a511" draw:name="等腰三角形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5" presentation:style-name="a435" draw:name="文本框" svg:x="0.5in" svg:y="1.67882in" svg:width="4.4184in" svg:height="0.69965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单击此处编辑母版文本样式</text:span></text:p>
            </text:list-item>
          </text:list>
        </draw:text-box>
        <svg:title/>
        <svg:desc/>
      </draw:frame>
      <draw:frame draw:id="id86" presentation:style-name="a451" draw:name="文本框" svg:x="0.5in" svg:y="2.37847in" svg:width="4.4184in" svg:height="4.32118in" presentation:class="object" presentation:placeholder="false">
        <draw:text-box>
          <text:list text:style-name="a438">
            <text:list-item>
              <text:p text:style-name="a437" text:class-names="" text:cond-style-name=""><text:span text:style-name="a436" text:class-names="">单击此处编辑母版文本样式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第二级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第三级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list text:style-name="a450">
                            <text:list-item>
                              <text:p text:style-name="a449" text:class-names="" text:cond-style-name=""><text:span text:style-name="a44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55" draw:name="文本框" svg:x="5.07986in" svg:y="1.67882in" svg:width="4.42014in" svg:height="0.69965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单击此处编辑母版文本样式</text:span></text:p>
            </text:list-item>
          </text:list>
        </draw:text-box>
        <svg:title/>
        <svg:desc/>
      </draw:frame>
      <draw:frame draw:id="id88" presentation:style-name="a471" draw:name="文本框" svg:x="5.07986in" svg:y="2.37847in" svg:width="4.42014in" svg:height="4.32118in" presentation:class="object" presentation:placeholder="false">
        <draw:text-box>
          <text:list text:style-name="a458">
            <text:list-item>
              <text:p text:style-name="a457" text:class-names="" text:cond-style-name=""><text:span text:style-name="a456" text:class-names="">单击此处编辑母版文本样式</text:span></text:p>
            </text:list-item>
          </text:list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第二级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第三级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475" draw:name="文本框" svg:x="7.87963in" svg:y="6.60691in" svg:width="0.99731in" svg:height="0.39931in" presentation:class="date-time" presentation:placeholder="false">
        <draw:text-box>
          <text:p text:style-name="a474" text:class-names="" text:cond-style-name=""><text:span text:style-name="a472" text:class-names=""><text:date text:fixed="false" style:data-style-name="a473">9/6/2024</text:date></text:span></text:p>
        </draw:text-box>
        <svg:title/>
        <svg:desc/>
      </draw:frame>
      <draw:frame draw:id="id90" presentation:style-name="a478" draw:name="文本框" svg:x="0.74074in" svg:y="6.60691in" svg:width="6.88715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91" presentation:style-name="a481" draw:name="文本框" svg:x="9.39486in" svg:y="6.60691in" svg:width="0.74731in" svg:height="0.39931in" presentation:class="page-number" presentation:placeholder="false">
        <draw:text-box>
          <text:p text:style-name="a480" text:class-names="" text:cond-style-name=""><text:span text:style-name="a47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16" presentation:style-name="a514" draw:name="文本框" svg:x="7.55208in" svg:y="7.12326in" svg:width="5.77778in" svg:height="0.37674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  <draw:frame draw:id="id17" presentation:style-name="a517" draw:name="文本框" svg:x="0in" svg:y="0in" svg:width="5.77778in" svg:height="0.37674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8" presentation:style-name="a521" draw:name="文本框" svg:x="7.55208in" svg:y="0in" svg:width="5.77778in" svg:height="0.37674in" presentation:class="date-time" presentation:placeholder="false">
          <draw:text-box>
            <text:p text:style-name="a520" text:class-names="" text:cond-style-name=""><text:span text:style-name="a518" text:class-names=""><text:date text:fixed="false" style:data-style-name="a519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522" draw:name="对象">
          <svg:title/>
          <svg:desc/>
        </draw:page-thumbnail>
        <draw:frame draw:id="id20" presentation:style-name="a537" draw:name="文本框" svg:x="1.33333in" svg:y="3.60937in" svg:width="10.66667in" svg:height="2.95312in" presentation:class="notes" presentation:placeholder="false">
          <draw:text-box>
            <text:p text:style-name="a524" text:class-names="" text:cond-style-name=""><text:span text:style-name="a523" text:class-names="">Click to edit Master text styles</text:span></text:p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>Second level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p text:style-name="a529" text:class-names="" text:cond-style-name=""><text:span text:style-name="a5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p text:style-name="a532" text:class-names="" text:cond-style-name=""><text:span text:style-name="a5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list text:style-name="a536">
                              <text:list-item>
                                <text:p text:style-name="a535" text:class-names="" text:cond-style-name=""><text:span text:style-name="a5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40" draw:name="文本框" svg:x="0in" svg:y="7.12326in" svg:width="5.77778in" svg:height="0.37674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542">
      <draw:g draw:name="组合" draw:id="id102">
        <svg:title/>
        <svg:desc/>
        <draw:custom-shape svg:x="10.24826in" svg:y="0in" svg:width="1.33333in" svg:height="7.5in" draw:id="id106" draw:layer="Master1-bg" draw:style-name="a555" draw:name="直线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07" draw:layer="Master1-bg" draw:style-name="a558" draw:name="直线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08" draw:layer="Master1-bg" draw:style-name="a561" draw:name="曲线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09" draw:layer="Master1-bg" draw:style-name="a564" draw:name="曲线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10" draw:layer="Master1-bg" draw:style-name="a567" draw:name="等腰三角形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1" draw:layer="Master1-bg" draw:style-name="a570" draw:name="曲线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12" draw:layer="Master1-bg" draw:style-name="a573" draw:name="曲线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13" draw:layer="Master1-bg" draw:style-name="a576" draw:name="曲线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14" draw:layer="Master1-bg" draw:style-name="a579" draw:name="等腰三角形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5" draw:layer="Master1-bg" draw:style-name="a582" draw:name="等腰三角形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3" presentation:style-name="a546" draw:name="文本框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9/6/2024</text:date></text:span></text:p>
        </draw:text-box>
        <svg:title/>
        <svg:desc/>
      </draw:frame>
      <draw:frame draw:id="id104" presentation:style-name="a549" draw:name="文本框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05" presentation:style-name="a552" draw:name="文本框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presentation:notes style:page-layout-name="pageLayout2" draw:style-name="a612">
        <draw:frame draw:id="id16" presentation:style-name="a585" draw:name="文本框" svg:x="7.55208in" svg:y="7.12326in" svg:width="5.77778in" svg:height="0.37674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  <draw:frame draw:id="id17" presentation:style-name="a588" draw:name="文本框" svg:x="0in" svg:y="0in" svg:width="5.77778in" svg:height="0.376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8" presentation:style-name="a592" draw:name="文本框" svg:x="7.55208in" svg:y="0in" svg:width="5.77778in" svg:height="0.37674in" presentation:class="date-time" presentation:placeholder="false">
          <draw:text-box>
            <text:p text:style-name="a591" text:class-names="" text:cond-style-name=""><text:span text:style-name="a589" text:class-names=""><text:date text:fixed="false" style:data-style-name="a590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593" draw:name="对象">
          <svg:title/>
          <svg:desc/>
        </draw:page-thumbnail>
        <draw:frame draw:id="id20" presentation:style-name="a608" draw:name="文本框" svg:x="1.33333in" svg:y="3.60937in" svg:width="10.66667in" svg:height="2.95312in" presentation:class="notes" presentation:placeholder="false">
          <draw:text-box>
            <text:p text:style-name="a595" text:class-names="" text:cond-style-name=""><text:span text:style-name="a594" text:class-names="">Click to edit Master text styles</text:span></text:p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Second level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p text:style-name="a600" text:class-names="" text:cond-style-name=""><text:span text:style-name="a5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p text:style-name="a603" text:class-names="" text:cond-style-name=""><text:span text:style-name="a6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11" draw:name="文本框" svg:x="0in" svg:y="7.12326in" svg:width="5.77778in" svg:height="0.376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613">
      <draw:g draw:name="组合" draw:id="id116">
        <svg:title/>
        <svg:desc/>
        <draw:custom-shape svg:x="10.24826in" svg:y="0in" svg:width="1.33333in" svg:height="7.5in" draw:id="id119" draw:layer="Master1-bg" draw:style-name="a622" draw:name="直线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20" draw:layer="Master1-bg" draw:style-name="a625" draw:name="直线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21" draw:layer="Master1-bg" draw:style-name="a628" draw:name="曲线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22" draw:layer="Master1-bg" draw:style-name="a631" draw:name="曲线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23" draw:layer="Master1-bg" draw:style-name="a634" draw:name="等腰三角形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637" draw:name="曲线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25" draw:layer="Master1-bg" draw:style-name="a640" draw:name="曲线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26" draw:layer="Master1-bg" draw:style-name="a643" draw:name="曲线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27" draw:layer="Master1-bg" draw:style-name="a646" draw:name="等腰三角形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649" draw:name="等腰三角形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7" presentation:style-name="a616" draw:name="文本框" svg:x="0.74074in" svg:y="6.60691in" svg:width="6.88715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118" presentation:style-name="a619" draw:name="文本框" svg:x="9.39486in" svg:y="6.60691in" svg:width="0.74731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79">
        <draw:frame draw:id="id16" presentation:style-name="a652" draw:name="文本框" svg:x="7.55208in" svg:y="7.12326in" svg:width="5.77778in" svg:height="0.376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  <draw:frame draw:id="id17" presentation:style-name="a655" draw:name="文本框" svg:x="0in" svg:y="0in" svg:width="5.77778in" svg:height="0.376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8" presentation:style-name="a659" draw:name="文本框" svg:x="7.55208in" svg:y="0in" svg:width="5.77778in" svg:height="0.376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660" draw:name="对象">
          <svg:title/>
          <svg:desc/>
        </draw:page-thumbnail>
        <draw:frame draw:id="id20" presentation:style-name="a675" draw:name="文本框" svg:x="1.33333in" svg:y="3.60937in" svg:width="10.66667in" svg:height="2.95312in" presentation:class="notes" presentation:placeholder="false">
          <draw:text-box>
            <text:p text:style-name="a662" text:class-names="" text:cond-style-name=""><text:span text:style-name="a661" text:class-names="">Click to 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78" draw:name="文本框" svg:x="0in" svg:y="7.12326in" svg:width="5.77778in" svg:height="0.376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680">
      <draw:g draw:name="组合" draw:id="id129">
        <svg:title/>
        <svg:desc/>
        <draw:custom-shape svg:x="10.24826in" svg:y="0in" svg:width="1.33333in" svg:height="7.5in" draw:id="id135" draw:layer="Master1-bg" draw:style-name="a713" draw:name="直线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36" draw:layer="Master1-bg" draw:style-name="a716" draw:name="直线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37" draw:layer="Master1-bg" draw:style-name="a719" draw:name="曲线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38" draw:layer="Master1-bg" draw:style-name="a722" draw:name="曲线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39" draw:layer="Master1-bg" draw:style-name="a725" draw:name="等腰三角形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0" draw:layer="Master1-bg" draw:style-name="a728" draw:name="曲线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41" draw:layer="Master1-bg" draw:style-name="a731" draw:name="曲线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42" draw:layer="Master1-bg" draw:style-name="a734" draw:name="曲线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43" draw:layer="Master1-bg" draw:style-name="a737" draw:name="等腰三角形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4" draw:layer="Master1-bg" draw:style-name="a740" draw:name="等腰三角形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696" draw:name="文本框" svg:x="3.90972in" svg:y="0.29861in" svg:width="5.59028in" svg:height="6.40104in" presentation:class="object" presentation:placeholder="false">
        <draw:text-box>
          <text:list text:style-name="a683">
            <text:list-item>
              <text:p text:style-name="a682" text:class-names="" text:cond-style-name=""><text:span text:style-name="a681" text:class-names="">单击此处编辑母版文本样式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第二级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第三级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700" draw:name="文本框" svg:x="0.5in" svg:y="1.56944in" svg:width="3.28993in" svg:height="5.13021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单击此处编辑母版文本样式</text:span></text:p>
            </text:list-item>
          </text:list>
        </draw:text-box>
        <svg:title/>
        <svg:desc/>
      </draw:frame>
      <draw:frame draw:id="id132" presentation:style-name="a704" draw:name="文本框" svg:x="7.87963in" svg:y="6.60691in" svg:width="0.99731in" svg:height="0.39931in" presentation:class="date-time" presentation:placeholder="false">
        <draw:text-box>
          <text:p text:style-name="a703" text:class-names="" text:cond-style-name=""><text:span text:style-name="a701" text:class-names=""><text:date text:fixed="false" style:data-style-name="a702">9/6/2024</text:date></text:span></text:p>
        </draw:text-box>
        <svg:title/>
        <svg:desc/>
      </draw:frame>
      <draw:frame draw:id="id133" presentation:style-name="a707" draw:name="文本框" svg:x="0.74074in" svg:y="6.60691in" svg:width="6.88715in" svg:height="0.39931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134" presentation:style-name="a710" draw:name="文本框" svg:x="9.39486in" svg:y="6.60691in" svg:width="0.74731in" svg:height="0.39931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16" presentation:style-name="a743" draw:name="文本框" svg:x="7.55208in" svg:y="7.12326in" svg:width="5.77778in" svg:height="0.376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  <draw:frame draw:id="id17" presentation:style-name="a746" draw:name="文本框" svg:x="0in" svg:y="0in" svg:width="5.77778in" svg:height="0.376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8" presentation:style-name="a750" draw:name="文本框" svg:x="7.55208in" svg:y="0in" svg:width="5.77778in" svg:height="0.376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751" draw:name="对象">
          <svg:title/>
          <svg:desc/>
        </draw:page-thumbnail>
        <draw:frame draw:id="id20" presentation:style-name="a766" draw:name="文本框" svg:x="1.33333in" svg:y="3.60937in" svg:width="10.66667in" svg:height="2.95312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69" draw:name="文本框" svg:x="0in" svg:y="7.12326in" svg:width="5.77778in" svg:height="0.376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771">
      <draw:g draw:name="组合" draw:id="id145">
        <svg:title/>
        <svg:desc/>
        <draw:custom-shape svg:x="10.24826in" svg:y="0in" svg:width="1.33333in" svg:height="7.5in" draw:id="id151" draw:layer="Master1-bg" draw:style-name="a791" draw:name="直线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52" draw:layer="Master1-bg" draw:style-name="a794" draw:name="直线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53" draw:layer="Master1-bg" draw:style-name="a797" draw:name="曲线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54" draw:layer="Master1-bg" draw:style-name="a800" draw:name="曲线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55" draw:layer="Master1-bg" draw:style-name="a803" draw:name="等腰三角形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6" draw:layer="Master1-bg" draw:style-name="a806" draw:name="曲线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57" draw:layer="Master1-bg" draw:style-name="a809" draw:name="曲线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58" draw:layer="Master1-bg" draw:style-name="a812" draw:name="曲线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59" draw:layer="Master1-bg" draw:style-name="a815" draw:name="等腰三角形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0" draw:layer="Master1-bg" draw:style-name="a818" draw:name="等腰三角形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6" presentation:style-name="a774" draw:name="文本框" svg:x="1.96007in" svg:y="0.67014in" svg:width="6in" svg:height="4.5in" presentation:class="graphic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47" presentation:style-name="a778" draw:name="文本框" svg:x="1.96007in" svg:y="5.86979in" svg:width="6in" svg:height="0.88021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单击此处编辑母版文本样式</text:span></text:p>
            </text:list-item>
          </text:list>
        </draw:text-box>
        <svg:title/>
        <svg:desc/>
      </draw:frame>
      <draw:frame draw:id="id148" presentation:style-name="a782" draw:name="文本框" svg:x="7.87963in" svg:y="6.60691in" svg:width="0.99731in" svg:height="0.39931in" presentation:class="date-time" presentation:placeholder="false">
        <draw:text-box>
          <text:p text:style-name="a781" text:class-names="" text:cond-style-name=""><text:span text:style-name="a779" text:class-names=""><text:date text:fixed="false" style:data-style-name="a780">9/6/2024</text:date></text:span></text:p>
        </draw:text-box>
        <svg:title/>
        <svg:desc/>
      </draw:frame>
      <draw:frame draw:id="id149" presentation:style-name="a785" draw:name="文本框" svg:x="0.74074in" svg:y="6.60691in" svg:width="6.88715in" svg:height="0.39931in" presentation:class="foot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150" presentation:style-name="a788" draw:name="文本框" svg:x="9.39486in" svg:y="6.60691in" svg:width="0.74731in" svg:height="0.39931in" presentation:class="page-number" presentation:placeholder="false">
        <draw:text-box>
          <text:p text:style-name="a787" text:class-names="" text:cond-style-name=""><text:span text:style-name="a786" text:class-names=""><text:page-number style:num-format="1" text:fixed="false"/></text:span></text:p>
        </draw:text-box>
        <svg:title/>
        <svg:desc/>
      </draw:frame>
      <presentation:notes style:page-layout-name="pageLayout2" draw:style-name="a848">
        <draw:frame draw:id="id16" presentation:style-name="a821" draw:name="文本框" svg:x="7.55208in" svg:y="7.12326in" svg:width="5.77778in" svg:height="0.37674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  <draw:frame draw:id="id17" presentation:style-name="a824" draw:name="文本框" svg:x="0in" svg:y="0in" svg:width="5.77778in" svg:height="0.37674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8" presentation:style-name="a828" draw:name="文本框" svg:x="7.55208in" svg:y="0in" svg:width="5.77778in" svg:height="0.37674in" presentation:class="date-time" presentation:placeholder="false">
          <draw:text-box>
            <text:p text:style-name="a827" text:class-names="" text:cond-style-name=""><text:span text:style-name="a825" text:class-names=""><text:date text:fixed="false" style:data-style-name="a826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829" draw:name="对象">
          <svg:title/>
          <svg:desc/>
        </draw:page-thumbnail>
        <draw:frame draw:id="id20" presentation:style-name="a844" draw:name="文本框" svg:x="1.33333in" svg:y="3.60937in" svg:width="10.66667in" svg:height="2.95312in" presentation:class="notes" presentation:placeholder="false">
          <draw:text-box>
            <text:p text:style-name="a831" text:class-names="" text:cond-style-name=""><text:span text:style-name="a830" text:class-names="">Click to edit Master text styles</text:span></text:p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Second level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p text:style-name="a836" text:class-names="" text:cond-style-name=""><text:span text:style-name="a8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p text:style-name="a839" text:class-names="" text:cond-style-name=""><text:span text:style-name="a8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47" draw:name="文本框" svg:x="0in" svg:y="7.12326in" svg:width="5.77778in" svg:height="0.37674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</presentation:notes>
    </style:master-page>
    <style:master-page style:name="Master1-Layout10-vertTx-标题和竖排文本" style:page-layout-name="pageLayout1" draw:style-name="a849">
      <draw:g draw:name="组合" draw:id="id161">
        <svg:title/>
        <svg:desc/>
        <draw:custom-shape svg:x="10.24826in" svg:y="0in" svg:width="1.33333in" svg:height="7.5in" draw:id="id166" draw:layer="Master1-bg" draw:style-name="a878" draw:name="直线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67" draw:layer="Master1-bg" draw:style-name="a881" draw:name="直线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68" draw:layer="Master1-bg" draw:style-name="a884" draw:name="曲线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69" draw:layer="Master1-bg" draw:style-name="a887" draw:name="曲线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70" draw:layer="Master1-bg" draw:style-name="a890" draw:name="等腰三角形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1" draw:layer="Master1-bg" draw:style-name="a893" draw:name="曲线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72" draw:layer="Master1-bg" draw:style-name="a896" draw:name="曲线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73" draw:layer="Master1-bg" draw:style-name="a899" draw:name="曲线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74" draw:layer="Master1-bg" draw:style-name="a902" draw:name="等腰三角形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5" draw:layer="Master1-bg" draw:style-name="a905" draw:name="等腰三角形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2" presentation:style-name="a865" draw:name="文本框" svg:x="0.74074in" svg:y="2.36285in" svg:width="9.40143in" svg:height="4.24406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单击此处编辑母版文本样式</text:span></text:p>
            </text:list-item>
          </text:list>
          <text:list text:style-name="a855">
            <text:list-item>
              <text:list text:style-name="a855">
                <text:list-item>
                  <text:p text:style-name="a854" text:class-names="" text:cond-style-name=""><text:span text:style-name="a853" text:class-names="">第二级</text:span></text:p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p text:style-name="a857" text:class-names="" text:cond-style-name=""><text:span text:style-name="a856" text:class-names="">第三级</text:span></text:p>
                    </text:list-item>
                  </text:list>
                </text:list-item>
              </text:list>
            </text:list-item>
          </text:list>
          <text:list text:style-name="a861">
            <text:list-item>
              <text:list text:style-name="a861">
                <text:list-item>
                  <text:list text:style-name="a861">
                    <text:list-item>
                      <text:list text:style-name="a861">
                        <text:list-item>
                          <text:p text:style-name="a860" text:class-names="" text:cond-style-name=""><text:span text:style-name="a85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list text:style-name="a864">
                        <text:list-item>
                          <text:list text:style-name="a864">
                            <text:list-item>
                              <text:p text:style-name="a863" text:class-names="" text:cond-style-name=""><text:span text:style-name="a862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869" draw:name="文本框" svg:x="7.87963in" svg:y="6.60691in" svg:width="0.99731in" svg:height="0.39931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9/6/2024</text:date></text:span></text:p>
        </draw:text-box>
        <svg:title/>
        <svg:desc/>
      </draw:frame>
      <draw:frame draw:id="id164" presentation:style-name="a872" draw:name="文本框" svg:x="0.74074in" svg:y="6.60691in" svg:width="6.88715in" svg:height="0.39931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65" presentation:style-name="a875" draw:name="文本框" svg:x="9.39486in" svg:y="6.60691in" svg:width="0.74731in" svg:height="0.39931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presentation:notes style:page-layout-name="pageLayout2" draw:style-name="a935">
        <draw:frame draw:id="id16" presentation:style-name="a908" draw:name="文本框" svg:x="7.55208in" svg:y="7.12326in" svg:width="5.77778in" svg:height="0.37674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  <draw:frame draw:id="id17" presentation:style-name="a911" draw:name="文本框" svg:x="0in" svg:y="0in" svg:width="5.77778in" svg:height="0.37674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8" presentation:style-name="a915" draw:name="文本框" svg:x="7.55208in" svg:y="0in" svg:width="5.77778in" svg:height="0.37674in" presentation:class="date-time" presentation:placeholder="false">
          <draw:text-box>
            <text:p text:style-name="a914" text:class-names="" text:cond-style-name=""><text:span text:style-name="a912" text:class-names=""><text:date text:fixed="false" style:data-style-name="a913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916" draw:name="对象">
          <svg:title/>
          <svg:desc/>
        </draw:page-thumbnail>
        <draw:frame draw:id="id20" presentation:style-name="a931" draw:name="文本框" svg:x="1.33333in" svg:y="3.60937in" svg:width="10.66667in" svg:height="2.95312in" presentation:class="notes" presentation:placeholder="false">
          <draw:text-box>
            <text:p text:style-name="a918" text:class-names="" text:cond-style-name=""><text:span text:style-name="a917" text:class-names="">Click to edit Master text styles</text:span></text:p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cond level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p text:style-name="a926" text:class-names="" text:cond-style-name=""><text:span text:style-name="a9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list text:style-name="a930">
                              <text:list-item>
                                <text:p text:style-name="a929" text:class-names="" text:cond-style-name=""><text:span text:style-name="a9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34" draw:name="文本框" svg:x="0in" svg:y="7.12326in" svg:width="5.77778in" svg:height="0.37674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</presentation:notes>
    </style:master-page>
    <style:master-page style:name="Master1-Layout11-vertTitleAndTx-垂直排列标题与文本" style:page-layout-name="pageLayout1" draw:style-name="a936">
      <draw:g draw:name="组合" draw:id="id176">
        <svg:title/>
        <svg:desc/>
        <draw:custom-shape svg:x="10.24826in" svg:y="0in" svg:width="1.33333in" svg:height="7.5in" draw:id="id181" draw:layer="Master1-bg" draw:style-name="a965" draw:name="直线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82" draw:layer="Master1-bg" draw:style-name="a968" draw:name="直线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83" draw:layer="Master1-bg" draw:style-name="a971" draw:name="曲线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84" draw:layer="Master1-bg" draw:style-name="a974" draw:name="曲线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85" draw:layer="Master1-bg" draw:style-name="a977" draw:name="等腰三角形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6" draw:layer="Master1-bg" draw:style-name="a980" draw:name="曲线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87" draw:layer="Master1-bg" draw:style-name="a983" draw:name="曲线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88" draw:layer="Master1-bg" draw:style-name="a986" draw:name="曲线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89" draw:layer="Master1-bg" draw:style-name="a989" draw:name="等腰三角形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0" draw:layer="Master1-bg" draw:style-name="a992" draw:name="等腰三角形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7" presentation:style-name="a952" draw:name="文本框" svg:x="0.5in" svg:y="0.30035in" svg:width="6.58333in" svg:height="6.39931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单击此处编辑母版文本样式</text:span></text:p>
            </text:list-item>
          </text:list>
          <text:list text:style-name="a942">
            <text:list-item>
              <text:list text:style-name="a942">
                <text:list-item>
                  <text:p text:style-name="a941" text:class-names="" text:cond-style-name=""><text:span text:style-name="a940" text:class-names="">第二级</text:span></text:p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p text:style-name="a944" text:class-names="" text:cond-style-name=""><text:span text:style-name="a943" text:class-names="">第三级</text:span></text:p>
                    </text:list-item>
                  </text:list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list text:style-name="a948">
                        <text:list-item>
                          <text:p text:style-name="a947" text:class-names="" text:cond-style-name=""><text:span text:style-name="a94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list text:style-name="a951">
                            <text:list-item>
                              <text:p text:style-name="a950" text:class-names="" text:cond-style-name=""><text:span text:style-name="a94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8" presentation:style-name="a956" draw:name="文本框" svg:x="7.87963in" svg:y="6.60691in" svg:width="0.99731in" svg:height="0.39931in" presentation:class="date-time" presentation:placeholder="false">
        <draw:text-box>
          <text:p text:style-name="a955" text:class-names="" text:cond-style-name=""><text:span text:style-name="a953" text:class-names=""><text:date text:fixed="false" style:data-style-name="a954">9/6/2024</text:date></text:span></text:p>
        </draw:text-box>
        <svg:title/>
        <svg:desc/>
      </draw:frame>
      <draw:frame draw:id="id179" presentation:style-name="a959" draw:name="文本框" svg:x="0.74074in" svg:y="6.60691in" svg:width="6.88715in" svg:height="0.39931in" presentation:class="footer" presentation:placeholder="false">
        <draw:text-box>
          <text:p text:style-name="a958" text:class-names="" text:cond-style-name=""><text:span text:style-name="a957" text:class-names=""/></text:p>
        </draw:text-box>
        <svg:title/>
        <svg:desc/>
      </draw:frame>
      <draw:frame draw:id="id180" presentation:style-name="a962" draw:name="文本框" svg:x="9.39486in" svg:y="6.60691in" svg:width="0.74731in" svg:height="0.39931in" presentation:class="page-number" presentation:placeholder="false">
        <draw:text-box>
          <text:p text:style-name="a961" text:class-names="" text:cond-style-name=""><text:span text:style-name="a960" text:class-names=""><text:page-number style:num-format="1" text:fixed="false"/></text:span></text:p>
        </draw:text-box>
        <svg:title/>
        <svg:desc/>
      </draw:frame>
      <presentation:notes style:page-layout-name="pageLayout2" draw:style-name="a1022">
        <draw:frame draw:id="id16" presentation:style-name="a995" draw:name="文本框" svg:x="7.55208in" svg:y="7.12326in" svg:width="5.77778in" svg:height="0.37674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  <draw:frame draw:id="id17" presentation:style-name="a998" draw:name="文本框" svg:x="0in" svg:y="0in" svg:width="5.77778in" svg:height="0.37674in" presentation:class="head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8" presentation:style-name="a1002" draw:name="文本框" svg:x="7.55208in" svg:y="0in" svg:width="5.77778in" svg:height="0.37674in" presentation:class="date-time" presentation:placeholder="false">
          <draw:text-box>
            <text:p text:style-name="a1001" text:class-names="" text:cond-style-name=""><text:span text:style-name="a999" text:class-names=""><text:date text:fixed="false" style:data-style-name="a1000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003" draw:name="对象">
          <svg:title/>
          <svg:desc/>
        </draw:page-thumbnail>
        <draw:frame draw:id="id20" presentation:style-name="a1018" draw:name="文本框" svg:x="1.33333in" svg:y="3.60937in" svg:width="10.66667in" svg:height="2.95312in" presentation:class="notes" presentation:placeholder="false">
          <draw:text-box>
            <text:p text:style-name="a1005" text:class-names="" text:cond-style-name=""><text:span text:style-name="a1004" text:class-names="">Click to edit Master text styles</text:span></text:p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Second level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list text:style-name="a1014">
                          <text:list-item>
                            <text:p text:style-name="a1013" text:class-names="" text:cond-style-name=""><text:span text:style-name="a10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21" draw:name="文本框" svg:x="0in" svg:y="7.12326in" svg:width="5.77778in" svg:height="0.376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</presentation:notes>
    </style:master-page>
    <style:master-page style:name="Master1-Layout12-cust-自定义版式" style:page-layout-name="pageLayout1" draw:style-name="a1023">
      <draw:g draw:name="组合" draw:id="id191">
        <svg:title/>
        <svg:desc/>
        <draw:custom-shape svg:x="10.24826in" svg:y="0in" svg:width="1.33333in" svg:height="7.5in" draw:id="id197" draw:style-name="a1054" draw:name="直线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98" draw:style-name="a1057" draw:name="直线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99" draw:style-name="a1060" draw:name="曲线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200" draw:style-name="a1063" draw:name="曲线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201" draw:style-name="a1066" draw:name="等腰三角形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2" draw:style-name="a1069" draw:name="曲线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203" draw:style-name="a1072" draw:name="曲线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204" draw:style-name="a1075" draw:name="曲线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205" draw:style-name="a1078" draw:name="等腰三角形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6" draw:style-name="a1081" draw:name="等腰三角形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2" presentation:style-name="a1026" draw:name="文本框" svg:x="0.74074in" svg:y="0.66667in" svg:width="9.40143in" svg:height="1.44444in" presentation:class="title" presentation:placeholder="false">
        <draw:text-box>
          <text:p text:style-name="a1025" text:class-names="" text:cond-style-name=""><text:span text:style-name="a1024" text:class-names="">Click to edit Master title style</text:span></text:p>
        </draw:text-box>
        <svg:title/>
        <svg:desc/>
      </draw:frame>
      <draw:frame draw:id="id193" presentation:style-name="a1042" draw:name="文本框" svg:x="0.74074in" svg:y="2.36285in" svg:width="9.40143in" svg:height="4.24406in" presentation:class="outline" presentation:placeholder="false">
        <draw:text-box>
          <text:list text:style-name="a1029">
            <text:list-item>
              <text:p text:style-name="a1028" text:class-names="" text:cond-style-name=""><text:span text:style-name="a1027" text:class-names="">Click to edit Master text styles</text:span></text:p>
            </text:list-item>
          </text:list>
          <text:list text:style-name="a1032">
            <text:list-item>
              <text:list text:style-name="a1032">
                <text:list-item>
                  <text:p text:style-name="a1031" text:class-names="" text:cond-style-name=""><text:span text:style-name="a1030" text:class-names="">Second level</text:span></text:p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p text:style-name="a1034" text:class-names="" text:cond-style-name=""><text:span text:style-name="a10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p text:style-name="a1037" text:class-names="" text:cond-style-name=""><text:span text:style-name="a10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list text:style-name="a1041">
                            <text:list-item>
                              <text:p text:style-name="a1040" text:class-names="" text:cond-style-name=""><text:span text:style-name="a10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4" presentation:style-name="a1045" draw:name="文本框" svg:x="7.87963in" svg:y="6.60691in" svg:width="0.99731in" svg:height="0.39931in" presentation:class="date-time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95" presentation:style-name="a1048" draw:name="文本框" svg:x="0.74074in" svg:y="6.60691in" svg:width="6.88715in" svg:height="0.39931in" presentation:class="footer" presentation:placeholder="false">
        <draw:text-box>
          <text:p text:style-name="a1047" text:class-names="" text:cond-style-name=""><text:span text:style-name="a1046" text:class-names=""/></text:p>
        </draw:text-box>
        <svg:title/>
        <svg:desc/>
      </draw:frame>
      <draw:frame draw:id="id196" presentation:style-name="a1051" draw:name="文本框" svg:x="9.39486in" svg:y="6.60691in" svg:width="0.74731in" svg:height="0.39931in" presentation:class="page-number" presentation:placeholder="false">
        <draw:text-box>
          <text:p text:style-name="a1050" text:class-names="" text:cond-style-name=""><text:span text:style-name="a1049" text:class-names=""><text:page-number style:num-format="1" text:fixed="false"/></text:span></text:p>
        </draw:text-box>
        <svg:title/>
        <svg:desc/>
      </draw:frame>
      <presentation:notes style:page-layout-name="pageLayout2" draw:style-name="a1111">
        <draw:frame draw:id="id16" presentation:style-name="a1084" draw:name="文本框" svg:x="7.55208in" svg:y="7.12326in" svg:width="5.77778in" svg:height="0.37674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  <draw:frame draw:id="id17" presentation:style-name="a1087" draw:name="文本框" svg:x="0in" svg:y="0in" svg:width="5.77778in" svg:height="0.37674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18" presentation:style-name="a1091" draw:name="文本框" svg:x="7.55208in" svg:y="0in" svg:width="5.77778in" svg:height="0.37674in" presentation:class="date-time" presentation:placeholder="false">
          <draw:text-box>
            <text:p text:style-name="a1090" text:class-names="" text:cond-style-name=""><text:span text:style-name="a1088" text:class-names=""><text:date text:fixed="false" style:data-style-name="a1089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092" draw:name="对象">
          <svg:title/>
          <svg:desc/>
        </draw:page-thumbnail>
        <draw:frame draw:id="id20" presentation:style-name="a1107" draw:name="文本框" svg:x="1.33333in" svg:y="3.60937in" svg:width="10.66667in" svg:height="2.95312in" presentation:class="notes" presentation:placeholder="false">
          <draw:text-box>
            <text:p text:style-name="a1094" text:class-names="" text:cond-style-name=""><text:span text:style-name="a1093" text:class-names="">Click to edit Master text styles</text:span></text:p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Second level</text:span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list text:style-name="a1100">
                      <text:list-item>
                        <text:p text:style-name="a1099" text:class-names="" text:cond-style-name=""><text:span text:style-name="a10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list text:style-name="a1103">
                          <text:list-item>
                            <text:p text:style-name="a1102" text:class-names="" text:cond-style-name=""><text:span text:style-name="a1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list text:style-name="a1106">
                          <text:list-item>
                            <text:list text:style-name="a1106">
                              <text:list-item>
                                <text:p text:style-name="a1105" text:class-names="" text:cond-style-name=""><text:span text:style-name="a1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110" draw:name="文本框" svg:x="0in" svg:y="7.12326in" svg:width="5.77778in" svg:height="0.37674in" presentation:class="footer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</presentation:notes>
    </style:master-page>
    <style:master-page style:name="Master1-Layout13-cust-自定义版式" style:page-layout-name="pageLayout1" draw:style-name="a1112">
      <draw:g draw:name="组合" draw:id="id207">
        <svg:title/>
        <svg:desc/>
        <draw:custom-shape svg:x="10.24826in" svg:y="0in" svg:width="1.33333in" svg:height="7.5in" draw:id="id214" draw:style-name="a1159" draw:name="直线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215" draw:style-name="a1162" draw:name="直线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216" draw:style-name="a1165" draw:name="曲线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217" draw:style-name="a1168" draw:name="曲线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218" draw:style-name="a1171" draw:name="等腰三角形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9" draw:style-name="a1174" draw:name="曲线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220" draw:style-name="a1177" draw:name="曲线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221" draw:style-name="a1180" draw:name="曲线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222" draw:style-name="a1183" draw:name="等腰三角形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23" draw:style-name="a1186" draw:name="等腰三角形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8" presentation:style-name="a1115" draw:name="文本框" svg:x="0.74074in" svg:y="0.66667in" svg:width="9.40143in" svg:height="1.44444in" presentation:class="title" presentation:placeholder="false">
        <draw:text-box>
          <text:p text:style-name="a1114" text:class-names="" text:cond-style-name=""><text:span text:style-name="a1113" text:class-names="">Click to edit Master title style</text:span></text:p>
        </draw:text-box>
        <svg:title/>
        <svg:desc/>
      </draw:frame>
      <draw:frame draw:id="id209" presentation:style-name="a1131" draw:name="文本框" svg:x="0.74074in" svg:y="2.36285in" svg:width="4.57572in" svg:height="4.24406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Click to edit Master text styles</text:span></text:p>
            </text:list-item>
          </text:list>
          <text:list text:style-name="a1121">
            <text:list-item>
              <text:list text:style-name="a1121">
                <text:list-item>
                  <text:p text:style-name="a1120" text:class-names="" text:cond-style-name=""><text:span text:style-name="a1119" text:class-names="">Second level</text:span></text:p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p text:style-name="a1123" text:class-names="" text:cond-style-name=""><text:span text:style-name="a1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7">
            <text:list-item>
              <text:list text:style-name="a1127">
                <text:list-item>
                  <text:list text:style-name="a1127">
                    <text:list-item>
                      <text:list text:style-name="a1127">
                        <text:list-item>
                          <text:p text:style-name="a1126" text:class-names="" text:cond-style-name=""><text:span text:style-name="a1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list text:style-name="a1130">
                        <text:list-item>
                          <text:list text:style-name="a1130">
                            <text:list-item>
                              <text:p text:style-name="a1129" text:class-names="" text:cond-style-name=""><text:span text:style-name="a1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1147" draw:name="文本框" svg:x="5.56646in" svg:y="2.36285in" svg:width="4.57572in" svg:height="4.24406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Click to edit Master text styles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Second level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6">
            <text:list-item>
              <text:list text:style-name="a1146">
                <text:list-item>
                  <text:list text:style-name="a1146">
                    <text:list-item>
                      <text:list text:style-name="a1146">
                        <text:list-item>
                          <text:list text:style-name="a1146">
                            <text:list-item>
                              <text:p text:style-name="a1145" text:class-names="" text:cond-style-name=""><text:span text:style-name="a1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1" presentation:style-name="a1150" draw:name="文本框" svg:x="7.87963in" svg:y="6.60691in" svg:width="0.99731in" svg:height="0.39931in" presentation:class="date-time" presentation:placeholder="false">
        <draw:text-box>
          <text:p text:style-name="a1149" text:class-names="" text:cond-style-name=""><text:span text:style-name="a1148" text:class-names=""/></text:p>
        </draw:text-box>
        <svg:title/>
        <svg:desc/>
      </draw:frame>
      <draw:frame draw:id="id212" presentation:style-name="a1153" draw:name="文本框" svg:x="0.74074in" svg:y="6.60691in" svg:width="6.88715in" svg:height="0.39931in" presentation:class="footer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213" presentation:style-name="a1156" draw:name="文本框" svg:x="9.39486in" svg:y="6.60691in" svg:width="0.74731in" svg:height="0.39931in" presentation:class="page-number" presentation:placeholder="false">
        <draw:text-box>
          <text:p text:style-name="a1155" text:class-names="" text:cond-style-name=""><text:span text:style-name="a1154" text:class-names=""><text:page-number style:num-format="1" text:fixed="false"/></text:span></text:p>
        </draw:text-box>
        <svg:title/>
        <svg:desc/>
      </draw:frame>
      <presentation:notes style:page-layout-name="pageLayout2" draw:style-name="a1216">
        <draw:frame draw:id="id16" presentation:style-name="a1189" draw:name="文本框" svg:x="7.55208in" svg:y="7.12326in" svg:width="5.77778in" svg:height="0.37674in" presentation:class="page-number" presentation:placeholder="false">
          <draw:text-box>
            <text:p text:style-name="a1188" text:class-names="" text:cond-style-name=""><text:span text:style-name="a1187" text:class-names=""><text:page-number style:num-format="1" text:fixed="false"/></text:span></text:p>
          </draw:text-box>
          <svg:title/>
          <svg:desc/>
        </draw:frame>
        <draw:frame draw:id="id17" presentation:style-name="a1192" draw:name="文本框" svg:x="0in" svg:y="0in" svg:width="5.77778in" svg:height="0.37674in" presentation:class="header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8" presentation:style-name="a1196" draw:name="文本框" svg:x="7.55208in" svg:y="0in" svg:width="5.77778in" svg:height="0.37674in" presentation:class="date-time" presentation:placeholder="false">
          <draw:text-box>
            <text:p text:style-name="a1195" text:class-names="" text:cond-style-name=""><text:span text:style-name="a1193" text:class-names=""><text:date text:fixed="false" style:data-style-name="a1194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197" draw:name="对象">
          <svg:title/>
          <svg:desc/>
        </draw:page-thumbnail>
        <draw:frame draw:id="id20" presentation:style-name="a1212" draw:name="文本框" svg:x="1.33333in" svg:y="3.60937in" svg:width="10.66667in" svg:height="2.95312in" presentation:class="notes" presentation:placeholder="false">
          <draw:text-box>
            <text:p text:style-name="a1199" text:class-names="" text:cond-style-name=""><text:span text:style-name="a1198" text:class-names="">Click to edit Master text styles</text:span></text:p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Second level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list text:style-name="a1205">
                      <text:list-item>
                        <text:p text:style-name="a1204" text:class-names="" text:cond-style-name=""><text:span text:style-name="a1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list text:style-name="a1208">
                          <text:list-item>
                            <text:p text:style-name="a1207" text:class-names="" text:cond-style-name=""><text:span text:style-name="a1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list text:style-name="a1211">
                          <text:list-item>
                            <text:list text:style-name="a1211">
                              <text:list-item>
                                <text:p text:style-name="a1210" text:class-names="" text:cond-style-name=""><text:span text:style-name="a1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215" draw:name="文本框" svg:x="0in" svg:y="7.12326in" svg:width="5.77778in" svg:height="0.37674in" presentation:class="footer" presentation:placeholder="false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</presentation:notes>
    </style:master-page>
    <style:master-page style:name="Master1-Layout14-cust-自定义版式" style:page-layout-name="pageLayout1" draw:style-name="a1217">
      <draw:g draw:name="组合" draw:id="id224">
        <svg:title/>
        <svg:desc/>
        <draw:custom-shape svg:x="10.24826in" svg:y="0in" svg:width="1.33333in" svg:height="7.5in" draw:id="id229" draw:style-name="a1232" draw:name="直线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230" draw:style-name="a1235" draw:name="直线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231" draw:style-name="a1238" draw:name="曲线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232" draw:style-name="a1241" draw:name="曲线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233" draw:style-name="a1244" draw:name="等腰三角形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style-name="a1247" draw:name="曲线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235" draw:style-name="a1250" draw:name="曲线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236" draw:style-name="a1253" draw:name="曲线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237" draw:style-name="a1256" draw:name="等腰三角形">
          <svg:title/>
          <svg:desc/>
          <text:p text:style-name="a1255" text:class-names="" text:cond-style-name=""><text:span text:style-name="a12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style-name="a1259" draw:name="等腰三角形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5" presentation:style-name="a1220" draw:name="文本框" svg:x="0.74074in" svg:y="0.66667in" svg:width="9.40143in" svg:height="1.44444in" presentation:class="title" presentation:placeholder="false">
        <draw:text-box>
          <text:p text:style-name="a1219" text:class-names="" text:cond-style-name=""><text:span text:style-name="a1218" text:class-names="">Click to edit Master title style</text:span></text:p>
        </draw:text-box>
        <svg:title/>
        <svg:desc/>
      </draw:frame>
      <draw:frame draw:id="id226" presentation:style-name="a1223" draw:name="文本框" svg:x="7.87963in" svg:y="6.60691in" svg:width="0.99731in" svg:height="0.39931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227" presentation:style-name="a1226" draw:name="文本框" svg:x="0.74074in" svg:y="6.60691in" svg:width="6.88715in" svg:height="0.39931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228" presentation:style-name="a1229" draw:name="文本框" svg:x="9.39486in" svg:y="6.60691in" svg:width="0.74731in" svg:height="0.39931in" presentation:class="page-number" presentation:placeholder="false">
        <draw:text-box>
          <text:p text:style-name="a1228" text:class-names="" text:cond-style-name=""><text:span text:style-name="a1227" text:class-names=""><text:page-number style:num-format="1" text:fixed="false"/></text:span></text:p>
        </draw:text-box>
        <svg:title/>
        <svg:desc/>
      </draw:frame>
      <presentation:notes style:page-layout-name="pageLayout2" draw:style-name="a1289">
        <draw:frame draw:id="id16" presentation:style-name="a1262" draw:name="文本框" svg:x="7.55208in" svg:y="7.12326in" svg:width="5.77778in" svg:height="0.37674in" presentation:class="page-number" presentation:placeholder="false">
          <draw:text-box>
            <text:p text:style-name="a1261" text:class-names="" text:cond-style-name=""><text:span text:style-name="a1260" text:class-names=""><text:page-number style:num-format="1" text:fixed="false"/></text:span></text:p>
          </draw:text-box>
          <svg:title/>
          <svg:desc/>
        </draw:frame>
        <draw:frame draw:id="id17" presentation:style-name="a1265" draw:name="文本框" svg:x="0in" svg:y="0in" svg:width="5.77778in" svg:height="0.37674in" presentation:class="header" presentation:placeholder="false">
          <draw:text-box>
            <text:p text:style-name="a1264" text:class-names="" text:cond-style-name=""><text:span text:style-name="a1263" text:class-names=""/></text:p>
          </draw:text-box>
          <svg:title/>
          <svg:desc/>
        </draw:frame>
        <draw:frame draw:id="id18" presentation:style-name="a1269" draw:name="文本框" svg:x="7.55208in" svg:y="0in" svg:width="5.77778in" svg:height="0.37674in" presentation:class="date-time" presentation:placeholder="false">
          <draw:text-box>
            <text:p text:style-name="a1268" text:class-names="" text:cond-style-name=""><text:span text:style-name="a1266" text:class-names=""><text:date text:fixed="false" style:data-style-name="a1267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270" draw:name="对象">
          <svg:title/>
          <svg:desc/>
        </draw:page-thumbnail>
        <draw:frame draw:id="id20" presentation:style-name="a1285" draw:name="文本框" svg:x="1.33333in" svg:y="3.60937in" svg:width="10.66667in" svg:height="2.95312in" presentation:class="notes" presentation:placeholder="false">
          <draw:text-box>
            <text:p text:style-name="a1272" text:class-names="" text:cond-style-name=""><text:span text:style-name="a1271" text:class-names="">Click to edit Master text styles</text:span></text:p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>Second level</text:span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list text:style-name="a1278">
                      <text:list-item>
                        <text:p text:style-name="a1277" text:class-names="" text:cond-style-name=""><text:span text:style-name="a12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list text:style-name="a1281">
                          <text:list-item>
                            <text:p text:style-name="a1280" text:class-names="" text:cond-style-name=""><text:span text:style-name="a12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list text:style-name="a1284">
                          <text:list-item>
                            <text:list text:style-name="a1284">
                              <text:list-item>
                                <text:p text:style-name="a1283" text:class-names="" text:cond-style-name=""><text:span text:style-name="a12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288" draw:name="文本框" svg:x="0in" svg:y="7.12326in" svg:width="5.77778in" svg:height="0.37674in" presentation:class="foot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</presentation:notes>
    </style:master-page>
    <style:master-page style:name="Master1-Layout15-cust-自定义版式" style:page-layout-name="pageLayout1" draw:style-name="a1290">
      <draw:g draw:name="组合" draw:id="id239">
        <svg:title/>
        <svg:desc/>
        <draw:custom-shape svg:x="10.24826in" svg:y="0in" svg:width="1.33333in" svg:height="7.5in" draw:id="id246" draw:style-name="a1325" draw:name="直线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247" draw:style-name="a1328" draw:name="直线">
          <svg:title/>
          <svg:desc/>
          <text:p text:style-name="a1327" text:class-names="" text:cond-style-name=""><text:span text:style-name="a132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248" draw:style-name="a1331" draw:name="曲线">
          <svg:title/>
          <svg:desc/>
          <text:p text:style-name="a1330" text:class-names="" text:cond-style-name=""><text:span text:style-name="a132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249" draw:style-name="a1334" draw:name="曲线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250" draw:style-name="a1337" draw:name="等腰三角形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style-name="a1340" draw:name="曲线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252" draw:style-name="a1343" draw:name="曲线">
          <svg:title/>
          <svg:desc/>
          <text:p text:style-name="a1342" text:class-names="" text:cond-style-name=""><text:span text:style-name="a1341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253" draw:style-name="a1346" draw:name="曲线">
          <svg:title/>
          <svg:desc/>
          <text:p text:style-name="a1345" text:class-names="" text:cond-style-name=""><text:span text:style-name="a134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254" draw:style-name="a1349" draw:name="等腰三角形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style-name="a1352" draw:name="等腰三角形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293" draw:name="文本框" svg:x="0.74074in" svg:y="1.63889in" svg:width="4.21536in" svg:height="1.39815in" presentation:class="title" presentation:placeholder="false">
        <draw:text-box>
          <text:p text:style-name="a1292" text:class-names="" text:cond-style-name=""><text:span text:style-name="a1291" text:class-names="">Click to edit Master title style</text:span></text:p>
        </draw:text-box>
        <svg:title/>
        <svg:desc/>
      </draw:frame>
      <draw:frame draw:id="id241" presentation:style-name="a1309" draw:name="文本框" svg:x="5.2061in" svg:y="0.56313in" svg:width="4.93607in" svg:height="6.04378in" presentation:class="outline" presentation:placeholder="false">
        <draw:text-box>
          <text:list text:style-name="a1296">
            <text:list-item>
              <text:p text:style-name="a1295" text:class-names="" text:cond-style-name=""><text:span text:style-name="a1294" text:class-names="">Click to edit Master text styles</text:span></text:p>
            </text:list-item>
          </text:list>
          <text:list text:style-name="a1299">
            <text:list-item>
              <text:list text:style-name="a1299">
                <text:list-item>
                  <text:p text:style-name="a1298" text:class-names="" text:cond-style-name=""><text:span text:style-name="a1297" text:class-names="">Second level</text:span></text:p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p text:style-name="a1301" text:class-names="" text:cond-style-name=""><text:span text:style-name="a13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5">
            <text:list-item>
              <text:list text:style-name="a1305">
                <text:list-item>
                  <text:list text:style-name="a1305">
                    <text:list-item>
                      <text:list text:style-name="a1305">
                        <text:list-item>
                          <text:p text:style-name="a1304" text:class-names="" text:cond-style-name=""><text:span text:style-name="a13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8">
            <text:list-item>
              <text:list text:style-name="a1308">
                <text:list-item>
                  <text:list text:style-name="a1308">
                    <text:list-item>
                      <text:list text:style-name="a1308">
                        <text:list-item>
                          <text:list text:style-name="a1308">
                            <text:list-item>
                              <text:p text:style-name="a1307" text:class-names="" text:cond-style-name=""><text:span text:style-name="a13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2" presentation:style-name="a1313" draw:name="文本框" svg:x="0.74074in" svg:y="3.03704in" svg:width="4.21536in" svg:height="2.82639in" presentation:class="outline" presentation:placeholder="false">
        <draw:text-box>
          <text:list text:style-name="a1312">
            <text:list-item>
              <text:p text:style-name="a1311" text:class-names="" text:cond-style-name=""><text:span text:style-name="a1310" text:class-names="">Click to edit Master text styles</text:span></text:p>
            </text:list-item>
          </text:list>
        </draw:text-box>
        <svg:title/>
        <svg:desc/>
      </draw:frame>
      <draw:frame draw:id="id243" presentation:style-name="a1316" draw:name="文本框" svg:x="7.87963in" svg:y="6.60691in" svg:width="0.99731in" svg:height="0.39931in" presentation:class="date-time" presentation:placeholder="false">
        <draw:text-box>
          <text:p text:style-name="a1315" text:class-names="" text:cond-style-name=""><text:span text:style-name="a1314" text:class-names=""/></text:p>
        </draw:text-box>
        <svg:title/>
        <svg:desc/>
      </draw:frame>
      <draw:frame draw:id="id244" presentation:style-name="a1319" draw:name="文本框" svg:x="0.74074in" svg:y="6.60691in" svg:width="6.88715in" svg:height="0.39931in" presentation:class="footer" presentation:placeholder="false">
        <draw:text-box>
          <text:p text:style-name="a1318" text:class-names="" text:cond-style-name=""><text:span text:style-name="a1317" text:class-names=""/></text:p>
        </draw:text-box>
        <svg:title/>
        <svg:desc/>
      </draw:frame>
      <draw:frame draw:id="id245" presentation:style-name="a1322" draw:name="文本框" svg:x="9.39486in" svg:y="6.60691in" svg:width="0.74731in" svg:height="0.39931in" presentation:class="page-number" presentation:placeholder="false">
        <draw:text-box>
          <text:p text:style-name="a1321" text:class-names="" text:cond-style-name=""><text:span text:style-name="a1320" text:class-names=""><text:page-number style:num-format="1" text:fixed="false"/></text:span></text:p>
        </draw:text-box>
        <svg:title/>
        <svg:desc/>
      </draw:frame>
      <presentation:notes style:page-layout-name="pageLayout2" draw:style-name="a1382">
        <draw:frame draw:id="id16" presentation:style-name="a1355" draw:name="文本框" svg:x="7.55208in" svg:y="7.12326in" svg:width="5.77778in" svg:height="0.37674in" presentation:class="page-number" presentation:placeholder="false">
          <draw:text-box>
            <text:p text:style-name="a1354" text:class-names="" text:cond-style-name=""><text:span text:style-name="a1353" text:class-names=""><text:page-number style:num-format="1" text:fixed="false"/></text:span></text:p>
          </draw:text-box>
          <svg:title/>
          <svg:desc/>
        </draw:frame>
        <draw:frame draw:id="id17" presentation:style-name="a1358" draw:name="文本框" svg:x="0in" svg:y="0in" svg:width="5.77778in" svg:height="0.37674in" presentation:class="header" presentation:placeholder="false">
          <draw:text-box>
            <text:p text:style-name="a1357" text:class-names="" text:cond-style-name=""><text:span text:style-name="a1356" text:class-names=""/></text:p>
          </draw:text-box>
          <svg:title/>
          <svg:desc/>
        </draw:frame>
        <draw:frame draw:id="id18" presentation:style-name="a1362" draw:name="文本框" svg:x="7.55208in" svg:y="0in" svg:width="5.77778in" svg:height="0.37674in" presentation:class="date-time" presentation:placeholder="false">
          <draw:text-box>
            <text:p text:style-name="a1361" text:class-names="" text:cond-style-name=""><text:span text:style-name="a1359" text:class-names=""><text:date text:fixed="false" style:data-style-name="a1360">9/6/2024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363" draw:name="对象">
          <svg:title/>
          <svg:desc/>
        </draw:page-thumbnail>
        <draw:frame draw:id="id20" presentation:style-name="a1378" draw:name="文本框" svg:x="1.33333in" svg:y="3.60937in" svg:width="10.66667in" svg:height="2.95312in" presentation:class="notes" presentation:placeholder="false">
          <draw:text-box>
            <text:p text:style-name="a1365" text:class-names="" text:cond-style-name=""><text:span text:style-name="a1364" text:class-names="">Click to edit Master text styles</text:span></text:p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Second level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list text:style-name="a1371">
                      <text:list-item>
                        <text:p text:style-name="a1370" text:class-names="" text:cond-style-name=""><text:span text:style-name="a13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list text:style-name="a1374">
                      <text:list-item>
                        <text:list text:style-name="a1374">
                          <text:list-item>
                            <text:p text:style-name="a1373" text:class-names="" text:cond-style-name=""><text:span text:style-name="a13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list text:style-name="a1377">
                      <text:list-item>
                        <text:list text:style-name="a1377">
                          <text:list-item>
                            <text:list text:style-name="a1377">
                              <text:list-item>
                                <text:p text:style-name="a1376" text:class-names="" text:cond-style-name=""><text:span text:style-name="a13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81" draw:name="文本框" svg:x="0in" svg:y="7.12326in" svg:width="5.77778in" svg:height="0.37674in" presentation:class="footer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ace Mask Detection using Convolutional Neural Network (CNN)</dc:title>
    <meta:initial-creator>Konduru Narasimha</meta:initial-creator>
    <dc:creator>AI LAB</dc:creator>
    <meta:creation-date>2024-03-29T15:07:22Z</meta:creation-date>
    <dc:date>2024-09-06T01:54:09Z</dc:date>
    <meta:template xlink:href="Normal.eit" xlink:type="simple"/>
    <meta:editing-cycles>53</meta:editing-cycles>
    <meta:editing-duration>PT20173S</meta:editing-duration>
    <meta:user-defined meta:name="Created" meta:value-type="date">2024-03-20T16:00:00Z</meta:user-defined>
    <meta:user-defined meta:name="LastSaved" meta:value-type="date">2024-03-28T16:00:00Z</meta:user-defined>
    <meta:document-statistic meta:paragraph-count="77" meta:word-count="37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1" svg:stroke-width="0.01389in" svg:stroke-color="#8b5b4b" svg:stroke-opacity="100%" draw:stroke-linejoin="round" svg:stroke-linecap="round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44b3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 chart:regression-type="linear"/>
      <style:graphic-properties draw:fill="solid" draw:fill-color="#8b5b4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 chart:regression-type="exponential"/>
      <style:graphic-properties draw:fill="solid" draw:fill-color="#a9877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cab9b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3" svg:stroke-width="0.01389in" svg:stroke-color="#a9877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05.6248031496062pt" svg:width="676.8748031496063pt" chart:style-name="Crt0">
        <chart:title chart:style-name="CT00">
          <text:p text:style-name="a0" text:class-names="" text:cond-style-name="">Employee Performance Analysis</text:p>
        </chart:title>
        <chart:legend svg:x="552.1528346456692pt" svg:y="98.31228346456693pt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1389in" draw:distance="0.01389in"/>
    <draw:stroke-dash draw:name="a3" draw:style="rect" draw:dots1="1" draw:dots1-length="0.01389in" draw:distance="0.01389in"/>
  </office:styles>
</office:document-styles>
</file>